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Replacements/Object 1"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au1" style:family="table">
      <style:table-properties style:width="17cm" table:align="left"/>
    </style:style>
    <style:style style:name="Tableau1.A" style:family="table-column">
      <style:table-column-properties style:column-width="1.928cm"/>
    </style:style>
    <style:style style:name="Tableau1.B" style:family="table-column">
      <style:table-column-properties style:column-width="2.043cm"/>
    </style:style>
    <style:style style:name="Tableau1.C" style:family="table-column">
      <style:table-column-properties style:column-width="5.856cm"/>
    </style:style>
    <style:style style:name="Tableau1.D" style:family="table-column">
      <style:table-column-properties style:column-width="7.174cm"/>
    </style:style>
    <style:style style:name="Tableau1.A1" style:family="table-cell">
      <style:table-cell-properties style:vertical-align="middle" fo:padding="0.049cm" fo:border="none"/>
    </style:style>
    <style:style style:name="Tableau2" style:family="table">
      <style:table-properties style:width="17cm" table:align="left"/>
    </style:style>
    <style:style style:name="Tableau2.A" style:family="table-column">
      <style:table-column-properties style:column-width="3.515cm"/>
    </style:style>
    <style:style style:name="Tableau2.B" style:family="table-column">
      <style:table-column-properties style:column-width="13.485cm"/>
    </style:style>
    <style:style style:name="Tableau2.A1" style:family="table-cell">
      <style:table-cell-properties style:vertical-align="middle" fo:padding="0.049cm" fo:border="none"/>
    </style:style>
    <style:style style:name="P1" style:family="paragraph" style:parent-style-name="Heading_20_1">
      <style:text-properties officeooo:paragraph-rsid="001f0259"/>
    </style:style>
    <style:style style:name="P2" style:family="paragraph" style:parent-style-name="Text_20_body">
      <style:text-properties officeooo:rsid="001f0259"/>
    </style:style>
    <style:style style:name="P3" style:family="paragraph" style:parent-style-name="Text_20_body" style:list-style-name="L1">
      <style:text-properties officeooo:rsid="001f0259"/>
    </style:style>
    <style:style style:name="P4" style:family="paragraph" style:parent-style-name="Horizontal_20_Line">
      <style:text-properties officeooo:rsid="001f0259"/>
    </style:style>
    <style:style style:name="P5" style:family="paragraph" style:parent-style-name="Text_20_body" style:list-style-name="L2">
      <style:text-properties officeooo:rsid="001f0259"/>
    </style:style>
    <style:style style:name="P6" style:family="paragraph" style:parent-style-name="Text_20_body" style:list-style-name="L3">
      <style:text-properties officeooo:rsid="001f0259"/>
    </style:style>
    <style:style style:name="P7" style:family="paragraph" style:parent-style-name="Text_20_body" style:list-style-name="L4">
      <style:text-properties officeooo:rsid="001f0259"/>
    </style:style>
    <style:style style:name="P8" style:family="paragraph" style:parent-style-name="Text_20_body" style:list-style-name="L4">
      <style:paragraph-properties fo:margin-top="0cm" fo:margin-bottom="0cm" style:contextual-spacing="false"/>
      <style:text-properties officeooo:rsid="001f0259"/>
    </style:style>
    <style:style style:name="P9" style:family="paragraph" style:parent-style-name="Text_20_body" style:list-style-name="L5">
      <style:text-properties officeooo:rsid="001f0259"/>
    </style:style>
    <style:style style:name="P10" style:family="paragraph" style:parent-style-name="Standard">
      <style:text-properties officeooo:rsid="001f2853" officeooo:paragraph-rsid="001f2853"/>
    </style:style>
    <style:style style:name="P11" style:family="paragraph" style:parent-style-name="Heading_20_2">
      <style:text-properties officeooo:rsid="001f2853" officeooo:paragraph-rsid="001f2853"/>
    </style:style>
    <style:style style:name="P12" style:family="paragraph" style:parent-style-name="Heading_20_3">
      <style:text-properties officeooo:rsid="001f2853"/>
    </style:style>
    <style:style style:name="P13" style:family="paragraph" style:parent-style-name="Text_20_body" style:list-style-name="L6">
      <style:text-properties officeooo:rsid="001f2853"/>
    </style:style>
    <style:style style:name="P14" style:family="paragraph" style:parent-style-name="Horizontal_20_Line">
      <style:text-properties officeooo:rsid="001f2853"/>
    </style:style>
    <style:style style:name="P15" style:family="paragraph" style:parent-style-name="Text_20_body" style:list-style-name="L7">
      <style:text-properties officeooo:rsid="001f2853"/>
    </style:style>
    <style:style style:name="P16" style:family="paragraph" style:parent-style-name="Text_20_body">
      <style:text-properties officeooo:rsid="001f2853"/>
    </style:style>
    <style:style style:name="P17" style:family="paragraph" style:parent-style-name="Standard">
      <style:text-properties officeooo:rsid="0022b891" officeooo:paragraph-rsid="0022b891"/>
    </style:style>
    <style:style style:name="P18" style:family="paragraph" style:parent-style-name="Horizontal_20_Line">
      <style:text-properties officeooo:rsid="0022b891" officeooo:paragraph-rsid="0022b891"/>
    </style:style>
    <style:style style:name="P19" style:family="paragraph" style:parent-style-name="Heading_20_3">
      <style:text-properties officeooo:rsid="0022b891" officeooo:paragraph-rsid="0022b891"/>
    </style:style>
    <style:style style:name="P20" style:family="paragraph" style:parent-style-name="Text_20_body">
      <style:text-properties officeooo:rsid="0022b891"/>
    </style:style>
    <style:style style:name="P21" style:family="paragraph" style:parent-style-name="Text_20_body" style:list-style-name="L8">
      <style:text-properties officeooo:rsid="0022b891"/>
    </style:style>
    <style:style style:name="P22" style:family="paragraph" style:parent-style-name="Horizontal_20_Line">
      <style:text-properties officeooo:rsid="0022b891"/>
    </style:style>
    <style:style style:name="P23" style:family="paragraph" style:parent-style-name="Heading_20_3">
      <style:text-properties officeooo:rsid="0022b891"/>
    </style:style>
    <style:style style:name="P24" style:family="paragraph" style:parent-style-name="Text_20_body" style:list-style-name="L9">
      <style:text-properties officeooo:rsid="0022b891"/>
    </style:style>
    <style:style style:name="P25" style:family="paragraph" style:parent-style-name="Text_20_body" style:list-style-name="L10">
      <style:text-properties officeooo:rsid="0022b891"/>
    </style:style>
    <style:style style:name="P26" style:family="paragraph" style:parent-style-name="Text_20_body" style:list-style-name="L11">
      <style:text-properties officeooo:rsid="0022b891"/>
    </style:style>
    <style:style style:name="P27" style:family="paragraph" style:parent-style-name="Standard">
      <style:text-properties officeooo:rsid="002308df" officeooo:paragraph-rsid="002308df"/>
    </style:style>
    <style:style style:name="P28" style:family="paragraph" style:parent-style-name="Heading_20_2">
      <style:text-properties officeooo:rsid="002308df" officeooo:paragraph-rsid="002308df"/>
    </style:style>
    <style:style style:name="P29" style:family="paragraph" style:parent-style-name="Text_20_body" style:list-style-name="L12">
      <style:text-properties officeooo:rsid="002308df"/>
    </style:style>
    <style:style style:name="P30" style:family="paragraph" style:parent-style-name="Horizontal_20_Line">
      <style:text-properties officeooo:rsid="002308df"/>
    </style:style>
    <style:style style:name="P31" style:family="paragraph" style:parent-style-name="Heading_20_2">
      <style:text-properties officeooo:rsid="002308df"/>
    </style:style>
    <style:style style:name="P32" style:family="paragraph" style:parent-style-name="Text_20_body">
      <style:text-properties officeooo:rsid="002308df"/>
    </style:style>
    <style:style style:name="P33" style:family="paragraph" style:parent-style-name="Heading_20_1">
      <style:paragraph-properties fo:break-before="page"/>
    </style:style>
    <style:style style:name="P34" style:family="paragraph" style:parent-style-name="Heading_20_3">
      <style:text-properties officeooo:rsid="002308df"/>
    </style:style>
    <style:style style:name="P35" style:family="paragraph" style:parent-style-name="Text_20_body" style:list-style-name="L13">
      <style:text-properties officeooo:rsid="002308df"/>
    </style:style>
    <style:style style:name="P36" style:family="paragraph" style:parent-style-name="Text_20_body" style:list-style-name="L14">
      <style:text-properties officeooo:rsid="002308df"/>
    </style:style>
    <style:style style:name="P37" style:family="paragraph" style:parent-style-name="Text_20_body">
      <style:text-properties officeooo:rsid="00239f04" officeooo:paragraph-rsid="00239f04"/>
    </style:style>
    <style:style style:name="P38" style:family="paragraph" style:parent-style-name="Horizontal_20_Line">
      <style:text-properties officeooo:rsid="00239f04"/>
    </style:style>
    <style:style style:name="P39" style:family="paragraph" style:parent-style-name="Heading_20_3">
      <style:text-properties officeooo:rsid="00239f04"/>
    </style:style>
    <style:style style:name="P40" style:family="paragraph" style:parent-style-name="Heading_20_4">
      <style:text-properties officeooo:rsid="00239f04"/>
    </style:style>
    <style:style style:name="P41" style:family="paragraph" style:parent-style-name="Text_20_body" style:list-style-name="L15">
      <style:text-properties officeooo:rsid="00239f04"/>
    </style:style>
    <style:style style:name="P42" style:family="paragraph" style:parent-style-name="Text_20_body" style:list-style-name="L16">
      <style:text-properties officeooo:rsid="00239f04"/>
    </style:style>
    <style:style style:name="P43" style:family="paragraph" style:parent-style-name="Text_20_body" style:list-style-name="L17">
      <style:text-properties officeooo:rsid="00239f04"/>
    </style:style>
    <style:style style:name="P44" style:family="paragraph" style:parent-style-name="Text_20_body" style:list-style-name="L18">
      <style:text-properties officeooo:rsid="00239f04"/>
    </style:style>
    <style:style style:name="P45" style:family="paragraph" style:parent-style-name="Text_20_body" style:list-style-name="L19">
      <style:text-properties officeooo:rsid="00239f04"/>
    </style:style>
    <style:style style:name="P46" style:family="paragraph" style:parent-style-name="Text_20_body" style:list-style-name="L20">
      <style:text-properties officeooo:rsid="00239f04"/>
    </style:style>
    <style:style style:name="P47" style:family="paragraph" style:parent-style-name="Standard">
      <style:text-properties officeooo:rsid="00239f04" officeooo:paragraph-rsid="00239f04"/>
    </style:style>
    <style:style style:name="P48" style:family="paragraph" style:parent-style-name="Heading_20_2">
      <style:text-properties officeooo:rsid="00239f04"/>
    </style:style>
    <style:style style:name="P49" style:family="paragraph" style:parent-style-name="Text_20_body">
      <style:text-properties officeooo:rsid="00239f04"/>
    </style:style>
    <style:style style:name="P50" style:family="paragraph" style:parent-style-name="Text_20_body" style:list-style-name="L21">
      <style:text-properties officeooo:rsid="00239f04"/>
    </style:style>
    <style:style style:name="P51" style:family="paragraph" style:parent-style-name="Standard">
      <style:text-properties officeooo:rsid="00246a13" officeooo:paragraph-rsid="00246a13"/>
    </style:style>
    <style:style style:name="P52" style:family="paragraph" style:parent-style-name="Heading_20_1">
      <style:paragraph-properties fo:break-before="page"/>
      <style:text-properties officeooo:rsid="00246a13" officeooo:paragraph-rsid="00246a13"/>
    </style:style>
    <style:style style:name="P53" style:family="paragraph" style:parent-style-name="Heading_20_2">
      <style:text-properties officeooo:rsid="00246a13"/>
    </style:style>
    <style:style style:name="P54" style:family="paragraph" style:parent-style-name="Text_20_body" style:list-style-name="L22">
      <style:text-properties officeooo:rsid="00246a13"/>
    </style:style>
    <style:style style:name="P55" style:family="paragraph" style:parent-style-name="Horizontal_20_Line">
      <style:text-properties officeooo:rsid="00246a13"/>
    </style:style>
    <style:style style:name="P56" style:family="paragraph" style:parent-style-name="Text_20_body">
      <style:text-properties officeooo:rsid="00246a13"/>
    </style:style>
    <style:style style:name="P57" style:family="paragraph" style:parent-style-name="Text_20_body" style:list-style-name="L23">
      <style:text-properties officeooo:rsid="00246a13"/>
    </style:style>
    <style:style style:name="P58" style:family="paragraph" style:parent-style-name="Text_20_body" style:list-style-name="L24">
      <style:text-properties officeooo:rsid="00246a13"/>
    </style:style>
    <style:style style:name="P59" style:family="paragraph" style:parent-style-name="Text_20_body" style:list-style-name="L25">
      <style:text-properties officeooo:rsid="00246a13"/>
    </style:style>
    <style:style style:name="P60" style:family="paragraph" style:parent-style-name="Text_20_body" style:list-style-name="L26">
      <style:text-properties officeooo:rsid="00246a13"/>
    </style:style>
    <style:style style:name="P61" style:family="paragraph" style:parent-style-name="Text_20_body" style:list-style-name="L27">
      <style:text-properties officeooo:rsid="00246a13"/>
    </style:style>
    <style:style style:name="P62" style:family="paragraph" style:parent-style-name="Heading_20_2">
      <style:paragraph-properties fo:break-before="page"/>
    </style:style>
    <style:style style:name="P63" style:family="paragraph" style:parent-style-name="Horizontal_20_Line">
      <style:paragraph-properties fo:margin-top="0cm" fo:margin-bottom="0.247cm" style:contextual-spacing="false" fo:line-height="115%"/>
      <style:text-properties officeooo:rsid="00246a13"/>
    </style:style>
    <style:style style:name="P64" style:family="paragraph" style:parent-style-name="Heading_20_3">
      <style:paragraph-properties fo:margin-top="0cm" fo:margin-bottom="0.247cm" style:contextual-spacing="false" fo:line-height="115%"/>
      <style:text-properties officeooo:rsid="00246a13"/>
    </style:style>
    <style:style style:name="P65" style:family="paragraph" style:parent-style-name="Text_20_body" style:list-style-name="L28">
      <style:text-properties officeooo:rsid="00246a13"/>
    </style:style>
    <style:style style:name="P66" style:family="paragraph" style:parent-style-name="Text_20_body" style:list-style-name="L29">
      <style:text-properties officeooo:rsid="00246a13"/>
    </style:style>
    <style:style style:name="P67" style:family="paragraph" style:parent-style-name="Standard">
      <style:text-properties officeooo:rsid="00246a13"/>
    </style:style>
    <style:style style:name="P68" style:family="paragraph" style:parent-style-name="Standard">
      <style:paragraph-properties fo:margin-left="0cm" fo:margin-right="0cm" fo:text-indent="0cm" style:auto-text-indent="false"/>
    </style:style>
    <style:style style:name="P69" style:family="paragraph" style:parent-style-name="Text_20_body">
      <style:paragraph-properties fo:margin-left="0cm" fo:margin-right="0cm" fo:text-indent="0cm" style:auto-text-indent="false"/>
      <style:text-properties officeooo:rsid="00246a13"/>
    </style:style>
    <style:style style:name="P70" style:family="paragraph" style:parent-style-name="Heading_20_5">
      <style:paragraph-properties fo:margin-top="0cm" fo:margin-bottom="0.247cm" style:contextual-spacing="false" fo:line-height="115%"/>
      <style:text-properties officeooo:rsid="00246a13"/>
    </style:style>
    <style:style style:name="P71" style:family="paragraph" style:parent-style-name="Heading_20_2">
      <style:paragraph-properties fo:margin-left="0cm" fo:margin-right="0cm" fo:margin-top="0cm" fo:margin-bottom="0.247cm" style:contextual-spacing="false" fo:line-height="115%" fo:text-indent="0cm" style:auto-text-indent="false"/>
      <style:text-properties officeooo:rsid="00246a13"/>
    </style:style>
    <style:style style:name="P72" style:family="paragraph" style:parent-style-name="Heading_20_6">
      <style:paragraph-properties fo:margin-top="0cm" fo:margin-bottom="0.247cm" style:contextual-spacing="false" fo:line-height="115%"/>
      <style:text-properties officeooo:rsid="00246a13"/>
    </style:style>
    <style:style style:name="P73" style:family="paragraph" style:parent-style-name="Preformatted_20_Text">
      <style:paragraph-properties fo:margin-left="0cm" fo:margin-right="0cm" fo:margin-top="0cm" fo:margin-bottom="0.247cm" style:contextual-spacing="false" fo:line-height="115%" fo:text-indent="0cm" style:auto-text-indent="false" style:writing-mode="lr-tb"/>
      <style:text-properties officeooo:rsid="00246a13"/>
    </style:style>
    <style:style style:name="P74" style:family="paragraph" style:parent-style-name="Preformatted_20_Text">
      <style:paragraph-properties fo:margin-top="0cm" fo:margin-bottom="0.247cm" style:contextual-spacing="false" fo:line-height="115%" style:writing-mode="lr-tb"/>
      <style:text-properties officeooo:rsid="00246a13"/>
    </style:style>
    <style:style style:name="P75" style:family="paragraph" style:parent-style-name="Text_20_body" style:list-style-name="L30">
      <style:text-properties officeooo:rsid="00246a13"/>
    </style:style>
    <style:style style:name="P76" style:family="paragraph" style:parent-style-name="Text_20_body" style:list-style-name="L31">
      <style:text-properties officeooo:rsid="00246a13"/>
    </style:style>
    <style:style style:name="P77" style:family="paragraph" style:parent-style-name="Text_20_body" style:list-style-name="L32">
      <style:text-properties officeooo:rsid="00246a13"/>
    </style:style>
    <style:style style:name="P78" style:family="paragraph" style:parent-style-name="Preformatted_20_Text" style:list-style-name="L33">
      <style:paragraph-properties fo:margin-left="0cm" fo:margin-right="0cm" fo:margin-top="0cm" fo:margin-bottom="0.247cm" style:contextual-spacing="false" fo:line-height="115%" fo:text-indent="0cm" style:auto-text-indent="false" style:writing-mode="lr-tb"/>
      <style:text-properties officeooo:rsid="00246a13"/>
    </style:style>
    <style:style style:name="P79" style:family="paragraph" style:parent-style-name="Text_20_body" style:list-style-name="L34">
      <style:text-properties officeooo:rsid="00246a13"/>
    </style:style>
    <style:style style:name="P80" style:family="paragraph" style:parent-style-name="Text_20_body" style:list-style-name="L35">
      <style:text-properties officeooo:rsid="00246a13"/>
    </style:style>
    <style:style style:name="P81" style:family="paragraph" style:parent-style-name="Preformatted_20_Text" style:list-style-name="L36">
      <style:paragraph-properties fo:margin-left="0cm" fo:margin-right="0cm" fo:margin-top="0cm" fo:margin-bottom="0.247cm" style:contextual-spacing="false" fo:line-height="115%" fo:text-indent="0cm" style:auto-text-indent="false" style:writing-mode="lr-tb"/>
      <style:text-properties officeooo:rsid="00246a13"/>
    </style:style>
    <style:style style:name="P82" style:family="paragraph" style:parent-style-name="Text_20_body" style:list-style-name="L37">
      <style:text-properties officeooo:rsid="00246a13"/>
    </style:style>
    <style:style style:name="P83" style:family="paragraph" style:parent-style-name="Preformatted_20_Text" style:list-style-name="L38">
      <style:paragraph-properties fo:margin-left="0cm" fo:margin-right="0cm" fo:margin-top="0cm" fo:margin-bottom="0.247cm" style:contextual-spacing="false" fo:line-height="115%" fo:text-indent="0cm" style:auto-text-indent="false" style:writing-mode="lr-tb"/>
      <style:text-properties officeooo:rsid="00246a13"/>
    </style:style>
    <style:style style:name="P84" style:family="paragraph" style:parent-style-name="Text_20_body" style:list-style-name="L39">
      <style:text-properties officeooo:rsid="00246a13"/>
    </style:style>
    <style:style style:name="P85" style:family="paragraph" style:parent-style-name="Text_20_body" style:list-style-name="L40">
      <style:text-properties officeooo:rsid="00246a13"/>
    </style:style>
    <style:style style:name="P86" style:family="paragraph" style:parent-style-name="Preformatted_20_Text" style:list-style-name="L41">
      <style:paragraph-properties fo:margin-left="0cm" fo:margin-right="0cm" fo:margin-top="0cm" fo:margin-bottom="0.247cm" style:contextual-spacing="false" fo:line-height="115%" fo:text-indent="0cm" style:auto-text-indent="false" style:writing-mode="lr-tb"/>
      <style:text-properties officeooo:rsid="00246a13"/>
    </style:style>
    <style:style style:name="P87" style:family="paragraph" style:parent-style-name="Text_20_body" style:list-style-name="L42">
      <style:text-properties officeooo:rsid="00246a13"/>
    </style:style>
    <style:style style:name="P88" style:family="paragraph" style:parent-style-name="Preformatted_20_Text" style:list-style-name="L43">
      <style:paragraph-properties fo:margin-left="0cm" fo:margin-right="0cm" fo:margin-top="0cm" fo:margin-bottom="0.247cm" style:contextual-spacing="false" fo:line-height="115%" fo:text-indent="0cm" style:auto-text-indent="false" style:writing-mode="lr-tb"/>
      <style:text-properties officeooo:rsid="00246a13"/>
    </style:style>
    <style:style style:name="P89" style:family="paragraph" style:parent-style-name="Preformatted_20_Text" style:list-style-name="L43">
      <style:paragraph-properties fo:margin-top="0cm" fo:margin-bottom="0.247cm" style:contextual-spacing="false" fo:line-height="115%" style:writing-mode="lr-tb"/>
      <style:text-properties officeooo:rsid="00246a13"/>
    </style:style>
    <style:style style:name="P90" style:family="paragraph" style:parent-style-name="Text_20_body" style:list-style-name="L43">
      <style:text-properties officeooo:rsid="00246a13"/>
    </style:style>
    <style:style style:name="P91" style:family="paragraph" style:parent-style-name="Text_20_body" style:list-style-name="L44">
      <style:text-properties officeooo:rsid="00246a13"/>
    </style:style>
    <style:style style:name="P92" style:family="paragraph" style:parent-style-name="Text_20_body" style:list-style-name="L45">
      <style:text-properties officeooo:rsid="00246a13"/>
    </style:style>
    <style:style style:name="P93" style:family="paragraph" style:parent-style-name="Text_20_body" style:list-style-name="L46">
      <style:text-properties officeooo:rsid="00246a13"/>
    </style:style>
    <style:style style:name="P94" style:family="paragraph" style:parent-style-name="Text_20_body">
      <style:text-properties officeooo:rsid="00246a13" officeooo:paragraph-rsid="00246a13"/>
    </style:style>
    <style:style style:name="P95" style:family="paragraph" style:parent-style-name="Text_20_body">
      <style:paragraph-properties fo:break-before="page"/>
      <style:text-properties officeooo:rsid="00246a13" officeooo:paragraph-rsid="00246a13"/>
    </style:style>
    <style:style style:name="P96" style:family="paragraph" style:parent-style-name="Horizontal_20_Line">
      <style:paragraph-properties fo:margin-top="0cm" fo:margin-bottom="0.247cm" style:contextual-spacing="false" fo:line-height="115%"/>
    </style:style>
    <style:style style:name="P97" style:family="paragraph" style:parent-style-name="Heading_20_3">
      <style:paragraph-properties fo:margin-top="0cm" fo:margin-bottom="0.247cm" style:contextual-spacing="false" fo:line-height="115%"/>
    </style:style>
    <style:style style:name="P98" style:family="paragraph" style:parent-style-name="Text_20_body" style:list-style-name="L47"/>
    <style:style style:name="P99" style:family="paragraph" style:parent-style-name="Text_20_body" style:list-style-name="L48"/>
    <style:style style:name="P100" style:family="paragraph" style:parent-style-name="Text_20_body" style:list-style-name="L49">
      <style:text-properties officeooo:rsid="00246a13"/>
    </style:style>
    <style:style style:name="P101" style:family="paragraph" style:parent-style-name="Text_20_body" style:list-style-name="L50">
      <style:text-properties officeooo:rsid="00246a13"/>
    </style:style>
    <style:style style:name="P102" style:family="paragraph" style:parent-style-name="Text_20_body" style:list-style-name="L51">
      <style:text-properties officeooo:rsid="00246a13"/>
    </style:style>
    <style:style style:name="P103" style:family="paragraph" style:parent-style-name="Text_20_body" style:list-style-name="L52">
      <style:text-properties officeooo:rsid="00246a13"/>
    </style:style>
    <style:style style:name="P104" style:family="paragraph" style:parent-style-name="Text_20_body" style:list-style-name="L53">
      <style:text-properties officeooo:rsid="00246a13"/>
    </style:style>
    <style:style style:name="P105" style:family="paragraph" style:parent-style-name="Text_20_body">
      <style:paragraph-properties fo:break-before="page"/>
      <style:text-properties officeooo:rsid="00288762" officeooo:paragraph-rsid="00288762"/>
    </style:style>
    <style:style style:name="P106" style:family="paragraph" style:parent-style-name="Text_20_body">
      <style:text-properties officeooo:rsid="00288762"/>
    </style:style>
    <style:style style:name="P107" style:family="paragraph" style:parent-style-name="Horizontal_20_Line">
      <style:paragraph-properties fo:margin-top="0cm" fo:margin-bottom="0.247cm" style:contextual-spacing="false" fo:line-height="115%"/>
      <style:text-properties officeooo:rsid="00288762"/>
    </style:style>
    <style:style style:name="P108" style:family="paragraph" style:parent-style-name="Heading_20_3">
      <style:paragraph-properties fo:margin-top="0cm" fo:margin-bottom="0.247cm" style:contextual-spacing="false" fo:line-height="115%"/>
      <style:text-properties officeooo:rsid="00288762"/>
    </style:style>
    <style:style style:name="P109" style:family="paragraph" style:parent-style-name="Heading_20_4">
      <style:paragraph-properties fo:margin-top="0cm" fo:margin-bottom="0.247cm" style:contextual-spacing="false" fo:line-height="115%"/>
      <style:text-properties officeooo:rsid="00288762"/>
    </style:style>
    <style:style style:name="P110" style:family="paragraph" style:parent-style-name="Text_20_body" style:list-style-name="L54">
      <style:paragraph-properties fo:margin-top="0cm" fo:margin-bottom="0cm" style:contextual-spacing="false"/>
      <style:text-properties officeooo:rsid="00288762"/>
    </style:style>
    <style:style style:name="P111" style:family="paragraph" style:parent-style-name="Text_20_body" style:list-style-name="L54">
      <style:text-properties officeooo:rsid="00288762"/>
    </style:style>
    <style:style style:name="P112" style:family="paragraph" style:parent-style-name="Text_20_body" style:list-style-name="L55">
      <style:paragraph-properties fo:margin-top="0cm" fo:margin-bottom="0cm" style:contextual-spacing="false"/>
      <style:text-properties officeooo:rsid="00288762"/>
    </style:style>
    <style:style style:name="P113" style:family="paragraph" style:parent-style-name="Text_20_body" style:list-style-name="L55">
      <style:text-properties officeooo:rsid="00288762"/>
    </style:style>
    <style:style style:name="P114" style:family="paragraph" style:parent-style-name="Text_20_body" style:list-style-name="L56">
      <style:text-properties officeooo:rsid="00288762"/>
    </style:style>
    <style:style style:name="P115" style:family="paragraph" style:parent-style-name="Text_20_body" style:list-style-name="L56">
      <style:paragraph-properties fo:margin-top="0cm" fo:margin-bottom="0cm" style:contextual-spacing="false"/>
      <style:text-properties officeooo:rsid="00288762"/>
    </style:style>
    <style:style style:name="P116" style:family="paragraph" style:parent-style-name="Text_20_body" style:list-style-name="L57">
      <style:paragraph-properties fo:margin-top="0cm" fo:margin-bottom="0cm" style:contextual-spacing="false"/>
      <style:text-properties officeooo:rsid="00288762"/>
    </style:style>
    <style:style style:name="P117" style:family="paragraph" style:parent-style-name="Text_20_body" style:list-style-name="L57">
      <style:text-properties officeooo:rsid="00288762"/>
    </style:style>
    <style:style style:name="P118" style:family="paragraph" style:parent-style-name="Text_20_body" style:list-style-name="L58">
      <style:paragraph-properties fo:margin-top="0cm" fo:margin-bottom="0cm" style:contextual-spacing="false"/>
      <style:text-properties officeooo:rsid="00288762"/>
    </style:style>
    <style:style style:name="P119" style:family="paragraph" style:parent-style-name="Text_20_body" style:list-style-name="L58">
      <style:text-properties officeooo:rsid="00288762"/>
    </style:style>
    <style:style style:name="P120" style:family="paragraph" style:parent-style-name="Text_20_body" style:list-style-name="L59">
      <style:text-properties officeooo:rsid="00288762"/>
    </style:style>
    <style:style style:name="P121" style:family="paragraph" style:parent-style-name="Text_20_body" style:list-style-name="L60">
      <style:text-properties officeooo:rsid="00288762"/>
    </style:style>
    <style:style style:name="P122" style:family="paragraph" style:parent-style-name="Text_20_body">
      <style:text-properties officeooo:rsid="00288762" officeooo:paragraph-rsid="00288762"/>
    </style:style>
    <style:style style:name="P123" style:family="paragraph" style:parent-style-name="Text_20_body">
      <style:text-properties officeooo:rsid="00288762" officeooo:paragraph-rsid="0029ac1d"/>
    </style:style>
    <style:style style:name="P124" style:family="paragraph" style:parent-style-name="Text_20_body" style:list-style-name="L61">
      <style:text-properties officeooo:rsid="00288762"/>
    </style:style>
    <style:style style:name="P125" style:family="paragraph" style:parent-style-name="Text_20_body">
      <style:text-properties officeooo:rsid="0029ac1d" officeooo:paragraph-rsid="0029ac1d"/>
    </style:style>
    <style:style style:name="P126" style:family="paragraph" style:parent-style-name="Text_20_body" style:list-style-name="L62">
      <style:paragraph-properties fo:orphans="1"/>
      <style:text-properties officeooo:rsid="0029ac1d"/>
    </style:style>
    <style:style style:name="P127" style:family="paragraph" style:parent-style-name="Text_20_body">
      <style:paragraph-properties fo:orphans="1"/>
      <style:text-properties officeooo:rsid="0029ac1d"/>
    </style:style>
    <style:style style:name="P128" style:family="paragraph" style:parent-style-name="Text_20_body">
      <style:paragraph-properties fo:margin-left="0cm" fo:margin-right="0cm" fo:margin-top="0cm" fo:margin-bottom="0cm" style:contextual-spacing="false" fo:orphans="1" fo:text-indent="0cm" style:auto-text-indent="false"/>
      <style:text-properties officeooo:rsid="0029ac1d"/>
    </style:style>
    <style:style style:name="P129" style:family="paragraph" style:parent-style-name="Standard">
      <style:paragraph-properties fo:margin-left="0cm" fo:margin-right="0cm" fo:orphans="1" fo:text-indent="0cm" style:auto-text-indent="false"/>
    </style:style>
    <style:style style:name="P130" style:family="paragraph" style:parent-style-name="Standard">
      <style:paragraph-properties fo:orphans="1"/>
    </style:style>
    <style:style style:name="P131" style:family="paragraph" style:parent-style-name="Text_20_body">
      <style:paragraph-properties fo:margin-left="0cm" fo:margin-right="0cm" fo:orphans="1" fo:text-indent="0cm" style:auto-text-indent="false"/>
      <style:text-properties officeooo:rsid="0029ac1d"/>
    </style:style>
    <style:style style:name="P132" style:family="paragraph" style:parent-style-name="Text_20_body" style:list-style-name="L63">
      <style:paragraph-properties fo:orphans="1"/>
      <style:text-properties officeooo:rsid="0029ac1d"/>
    </style:style>
    <style:style style:name="P133" style:family="paragraph" style:parent-style-name="Heading_20_3">
      <style:paragraph-properties fo:margin-top="0cm" fo:margin-bottom="0.247cm" style:contextual-spacing="false" fo:line-height="115%" fo:orphans="1"/>
      <style:text-properties officeooo:rsid="0029ac1d"/>
    </style:style>
    <style:style style:name="P134" style:family="paragraph" style:parent-style-name="Text_20_body" style:list-style-name="L64">
      <style:paragraph-properties fo:orphans="1"/>
      <style:text-properties officeooo:rsid="0029ac1d"/>
    </style:style>
    <style:style style:name="P135" style:family="paragraph" style:parent-style-name="Text_20_body" style:list-style-name="L65">
      <style:paragraph-properties fo:orphans="1"/>
      <style:text-properties officeooo:rsid="0029ac1d"/>
    </style:style>
    <style:style style:name="P136" style:family="paragraph" style:parent-style-name="Text_20_body" style:list-style-name="L66">
      <style:text-properties officeooo:rsid="00246a13"/>
    </style:style>
    <style:style style:name="P137" style:family="paragraph" style:parent-style-name="Text_20_body" style:list-style-name="L67">
      <style:text-properties officeooo:rsid="00246a13"/>
    </style:style>
    <style:style style:name="P138" style:family="paragraph" style:parent-style-name="Text_20_body" style:list-style-name="L68">
      <style:text-properties officeooo:rsid="00246a13"/>
    </style:style>
    <style:style style:name="P139" style:family="paragraph" style:parent-style-name="Heading_20_4">
      <style:paragraph-properties fo:margin-top="0cm" fo:margin-bottom="0.247cm" style:contextual-spacing="false" fo:line-height="115%"/>
      <style:text-properties officeooo:rsid="00246a13"/>
    </style:style>
    <style:style style:name="P140" style:family="paragraph" style:parent-style-name="Text_20_body" style:list-style-name="L69">
      <style:paragraph-properties fo:margin-top="0cm" fo:margin-bottom="0cm" style:contextual-spacing="false"/>
      <style:text-properties officeooo:rsid="00246a13"/>
    </style:style>
    <style:style style:name="P141" style:family="paragraph" style:parent-style-name="Text_20_body" style:list-style-name="L69">
      <style:text-properties officeooo:rsid="00246a13"/>
    </style:style>
    <style:style style:name="P142" style:family="paragraph" style:parent-style-name="Text_20_body" style:list-style-name="L70">
      <style:paragraph-properties fo:margin-top="0cm" fo:margin-bottom="0cm" style:contextual-spacing="false"/>
      <style:text-properties officeooo:rsid="00246a13"/>
    </style:style>
    <style:style style:name="P143" style:family="paragraph" style:parent-style-name="Text_20_body" style:list-style-name="L70">
      <style:text-properties officeooo:rsid="00246a13"/>
    </style:style>
    <style:style style:name="P144" style:family="paragraph" style:parent-style-name="Text_20_body" style:list-style-name="L71">
      <style:text-properties officeooo:rsid="00246a13"/>
    </style:style>
    <style:style style:name="P145" style:family="paragraph" style:parent-style-name="Preformatted_20_Text" style:list-style-name="L71">
      <style:paragraph-properties fo:line-height="115%"/>
      <style:text-properties officeooo:rsid="00246a13"/>
    </style:style>
    <style:style style:name="P146" style:family="paragraph" style:parent-style-name="Preformatted_20_Text" style:list-style-name="L71">
      <style:paragraph-properties fo:margin-left="0cm" fo:margin-right="0cm" fo:line-height="150%" fo:text-align="start" style:justify-single-word="false" fo:text-indent="0cm" style:auto-text-indent="false"/>
      <style:text-properties officeooo:rsid="00246a13"/>
    </style:style>
    <style:style style:name="P147" style:family="paragraph" style:parent-style-name="Preformatted_20_Text" style:list-style-name="L71">
      <style:paragraph-properties fo:margin-left="0cm" fo:margin-right="0cm" fo:margin-top="0cm" fo:margin-bottom="0.247cm" style:contextual-spacing="false" fo:line-height="150%" fo:text-align="start" style:justify-single-word="false"/>
      <style:text-properties officeooo:rsid="00246a13"/>
    </style:style>
    <style:style style:name="P148" style:family="paragraph" style:parent-style-name="Preformatted_20_Text" style:list-style-name="L71">
      <style:paragraph-properties fo:margin-left="0cm" fo:margin-right="0cm" fo:margin-top="0cm" fo:margin-bottom="0.499cm" style:contextual-spacing="false" fo:line-height="150%" fo:text-align="start" style:justify-single-word="false"/>
      <style:text-properties officeooo:rsid="00246a13"/>
    </style:style>
    <style:style style:name="P149" style:family="paragraph" style:parent-style-name="Text_20_body" style:list-style-name="L71">
      <style:paragraph-properties fo:margin-top="0cm" fo:margin-bottom="0cm" style:contextual-spacing="false"/>
      <style:text-properties officeooo:rsid="00246a13"/>
    </style:style>
    <style:style style:name="P150" style:family="paragraph" style:parent-style-name="Text_20_body" style:list-style-name="L72">
      <style:paragraph-properties fo:margin-top="0cm" fo:margin-bottom="0cm" style:contextual-spacing="false"/>
      <style:text-properties officeooo:rsid="00246a13"/>
    </style:style>
    <style:style style:name="P151" style:family="paragraph" style:parent-style-name="Text_20_body" style:list-style-name="L72">
      <style:text-properties officeooo:rsid="00246a13"/>
    </style:style>
    <style:style style:name="P152" style:family="paragraph" style:parent-style-name="Text_20_body" style:list-style-name="L73">
      <style:paragraph-properties fo:margin-top="0cm" fo:margin-bottom="0cm" style:contextual-spacing="false"/>
      <style:text-properties officeooo:rsid="00246a13"/>
    </style:style>
    <style:style style:name="P153" style:family="paragraph" style:parent-style-name="Text_20_body" style:list-style-name="L73">
      <style:text-properties officeooo:rsid="00246a13"/>
    </style:style>
    <style:style style:name="P154" style:family="paragraph" style:parent-style-name="Text_20_body" style:list-style-name="L74">
      <style:paragraph-properties fo:margin-top="0cm" fo:margin-bottom="0cm" style:contextual-spacing="false"/>
      <style:text-properties officeooo:rsid="00246a13"/>
    </style:style>
    <style:style style:name="P155" style:family="paragraph" style:parent-style-name="Text_20_body" style:list-style-name="L74">
      <style:text-properties officeooo:rsid="00246a13"/>
    </style:style>
    <style:style style:name="P156" style:family="paragraph" style:parent-style-name="Preformatted_20_Text">
      <style:paragraph-properties fo:line-height="115%"/>
      <style:text-properties officeooo:rsid="00246a13"/>
    </style:style>
    <style:style style:name="P157" style:family="paragraph" style:parent-style-name="Preformatted_20_Text">
      <style:paragraph-properties fo:margin-left="0cm" fo:margin-right="0cm" fo:line-height="150%" fo:text-align="start" style:justify-single-word="false" fo:text-indent="0cm" style:auto-text-indent="false"/>
      <style:text-properties officeooo:rsid="00246a13"/>
    </style:style>
    <style:style style:name="P158" style:family="paragraph" style:parent-style-name="Preformatted_20_Text">
      <style:paragraph-properties fo:margin-left="0cm" fo:margin-right="0cm" fo:margin-top="0cm" fo:margin-bottom="0.247cm" style:contextual-spacing="false" fo:line-height="150%" fo:text-align="start" style:justify-single-word="false"/>
      <style:text-properties officeooo:rsid="00246a13"/>
    </style:style>
    <style:style style:name="P159" style:family="paragraph" style:parent-style-name="Preformatted_20_Text">
      <style:paragraph-properties fo:margin-left="0cm" fo:margin-right="0cm" fo:margin-top="0cm" fo:margin-bottom="0.499cm" style:contextual-spacing="false" fo:line-height="150%" fo:text-align="start" style:justify-single-word="false"/>
      <style:text-properties officeooo:rsid="00246a13"/>
    </style:style>
    <style:style style:name="P160" style:family="paragraph" style:parent-style-name="Text_20_body" style:list-style-name="L75">
      <style:text-properties officeooo:rsid="00246a13"/>
    </style:style>
    <style:style style:name="P161" style:family="paragraph" style:parent-style-name="Text_20_body">
      <style:paragraph-properties fo:margin-left="0cm" fo:margin-right="0cm" fo:margin-top="0cm" fo:margin-bottom="0cm" style:contextual-spacing="false" fo:text-indent="0cm" style:auto-text-indent="false"/>
      <style:text-properties officeooo:rsid="00246a13"/>
    </style:style>
    <style:style style:name="P162" style:family="paragraph" style:parent-style-name="Text_20_body">
      <style:paragraph-properties fo:margin-top="0cm" fo:margin-bottom="0cm" style:contextual-spacing="false"/>
      <style:text-properties officeooo:rsid="00246a13"/>
    </style:style>
    <style:style style:name="P163" style:family="paragraph" style:parent-style-name="Heading_20_2">
      <style:paragraph-properties fo:margin-top="0cm" fo:margin-bottom="0.247cm" style:contextual-spacing="false" fo:line-height="115%"/>
      <style:text-properties officeooo:rsid="00246a13"/>
    </style:style>
    <style:style style:name="P164" style:family="paragraph" style:parent-style-name="Text_20_body" style:list-style-name="L76">
      <style:paragraph-properties fo:margin-top="0cm" fo:margin-bottom="0cm" style:contextual-spacing="false"/>
      <style:text-properties officeooo:rsid="00246a13"/>
    </style:style>
    <style:style style:name="P165" style:family="paragraph" style:parent-style-name="Text_20_body" style:list-style-name="L76">
      <style:text-properties officeooo:rsid="00246a13"/>
    </style:style>
    <style:style style:name="P166" style:family="paragraph" style:parent-style-name="Text_20_body" style:list-style-name="L77">
      <style:paragraph-properties fo:margin-top="0cm" fo:margin-bottom="0cm" style:contextual-spacing="false"/>
      <style:text-properties officeooo:rsid="00246a13"/>
    </style:style>
    <style:style style:name="P167" style:family="paragraph" style:parent-style-name="Text_20_body" style:list-style-name="L77">
      <style:text-properties officeooo:rsid="00246a13"/>
    </style:style>
    <style:style style:name="P168" style:family="paragraph" style:parent-style-name="Text_20_body" style:list-style-name="L78">
      <style:paragraph-properties fo:margin-top="0cm" fo:margin-bottom="0cm" style:contextual-spacing="false"/>
      <style:text-properties officeooo:rsid="00246a13"/>
    </style:style>
    <style:style style:name="P169" style:family="paragraph" style:parent-style-name="Text_20_body" style:list-style-name="L78">
      <style:text-properties officeooo:rsid="00246a13"/>
    </style:style>
    <style:style style:name="P170" style:family="paragraph" style:parent-style-name="Heading_20_2">
      <style:text-properties officeooo:rsid="00246a13" officeooo:paragraph-rsid="0029b7f0"/>
    </style:style>
    <style:style style:name="P171" style:family="paragraph" style:parent-style-name="Text_20_body">
      <style:text-properties officeooo:rsid="00246a13" officeooo:paragraph-rsid="0029b7f0"/>
    </style:style>
    <style:style style:name="P172" style:family="paragraph" style:parent-style-name="Text_20_body">
      <style:text-properties officeooo:rsid="0029b7f0" officeooo:paragraph-rsid="0029b7f0"/>
    </style:style>
    <style:style style:name="T1" style:family="text">
      <style:text-properties officeooo:rsid="0020d08a"/>
    </style:style>
    <style:style style:name="T2" style:family="text">
      <style:text-properties officeooo:rsid="0029ac1d"/>
    </style:style>
    <style:style style:name="T3" style:family="text">
      <style:text-properties fo:font-family="Menlo, Monaco, Consolas, 'Andale Mono', 'Ubuntu Mono', 'Courier New', monospace" fo:font-size="9.75pt"/>
    </style:style>
    <style:style style:name="T4" style:family="text">
      <style:text-properties officeooo:rsid="0029b7f0"/>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2" style:family="graphic" style:parent-style-name="OLE">
      <style:graphic-properties fo:margin-left="0cm" fo:margin-right="0cm" fo:margin-top="0cm" fo:margin-bottom="0cm" style:vertical-pos="top" style:vertical-rel="baseline" fo:padding="0cm" fo:border="none" draw:frame-display-border="true" draw:ole-draw-aspect="1"/>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5">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ollecte de résumé de chat :</text:p>
      <text:h text:style-name="P1" text:outline-level="1"><text:line-break/>🔋 Construire une Batterie Li-ion pour 5V / 5A</text:h>
      <text:p text:style-name="P2"><text:span text:style-name="Strong_20_Emphasis">Résumé du chat :</text:span></text:p>
      <text:list text:style-name="L1">
        <text:list-item>
          <text:p text:style-name="P3">Pour obtenir <text:span text:style-name="Strong_20_Emphasis">5V à 5A</text:span>, il faut environ <text:span text:style-name="Strong_20_Emphasis">75 Wh</text:span>, soit ~20 Ah à 3,7V.</text:p>
        </text:list-item>
        <text:list-item>
          <text:p text:style-name="P3">Cela correspond à <text:span text:style-name="Strong_20_Emphasis">10 cellules 18650 (2,5 Ah)</text:span> en parallèle avec un <text:span text:style-name="Strong_20_Emphasis">convertisseur boost</text:span> (3,7V → 5V) ou bien un pack en <text:span text:style-name="Strong_20_Emphasis">série</text:span> avec un <text:span text:style-name="Strong_20_Emphasis">convertisseur buck</text:span> (ex. 3S = 11,1V → 5V).</text:p>
        </text:list-item>
        <text:list-item>
          <text:p text:style-name="P3">Un <text:span text:style-name="Strong_20_Emphasis">BMS</text:span> (Battery Management System) est indispensable : protection contre surcharge, décharge profonde, courts-circuits, surintensité et gestion de l’équilibrage.</text:p>
        </text:list-item>
        <text:list-item>
          <text:p text:style-name="P3">Comparaison :</text:p>
          <text:list>
            <text:list-item>
              <text:p text:style-name="P3"><text:span text:style-name="Strong_20_Emphasis">Tension plus haute + buck (abaisseur)</text:span> → meilleure <text:span text:style-name="Strong_20_Emphasis">efficacité</text:span>, tension plus <text:span text:style-name="Strong_20_Emphasis">stable</text:span>, mais gestion des cellules plus complexe.</text:p>
            </text:list-item>
            <text:list-item>
              <text:p text:style-name="P3"><text:span text:style-name="Strong_20_Emphasis">Tension plus basse + boost (élévateur)</text:span> → pack plus simple et plus sûr, mais <text:span text:style-name="Strong_20_Emphasis">moins efficace</text:span> et plus instable pour de fortes charges.</text:p>
            </text:list-item>
          </text:list>
        </text:list-item>
        <text:list-item>
          <text:p text:style-name="P3">Pour un <text:span text:style-name="Strong_20_Emphasis">ordinateur</text:span> (qui demande stabilité et rendement), il est préférable d’opter pour un <text:span text:style-name="Strong_20_Emphasis">voltage supérieur avec convertisseur abaisseur</text:span>.</text:p>
        </text:list-item>
      </text:list>
      <text:p text:style-name="P2">Veux-tu que je te fasse aussi un <text:span text:style-name="Strong_20_Emphasis">schéma visuel</text:span> des deux montages (boost vs buck) pour que ce soit encore plus clair ?</text:p>
      <text:h text:style-name="Heading_20_2" text:outline-level="2">Alimentation 5V – 30W avec Batteries Li-ion et Convertisseur XY-3606</text:h>
      <text:p text:style-name="P2">L’objectif est d’alimenter un micro-ordinateur nécessitant <text:span text:style-name="Strong_20_Emphasis">5V – 30W</text:span> à partir de batteries lithium-ion, en utilisant un convertisseur abaisseur de tension <text:span text:style-name="Strong_20_Emphasis">XY-3606</text:span>.</text:p>
      <text:p text:style-name="P4"/>
      <text:h text:style-name="Heading_20_3" text:outline-level="3">1. Configuration des Batteries</text:h>
      <text:list text:style-name="L2">
        <text:list-item>
          <text:p text:style-name="P5">Utilisation de <text:span text:style-name="Strong_20_Emphasis">3 piles Li-ion de 3.7V / 5000mAh / 40A</text:span> en <text:span text:style-name="Strong_20_Emphasis">série (3S)</text:span>.</text:p>
        </text:list-item>
        <text:list-item>
          <text:p text:style-name="P5"><text:span text:style-name="Strong_20_Emphasis">Tension nominale totale</text:span> : 11.1V (9V déchargé à 12.6V chargé).</text:p>
        </text:list-item>
        <text:list-item>
          <text:p text:style-name="P5"><text:span text:style-name="Strong_20_Emphasis">Capacité totale</text:span> : 5000mAh (5Ah).</text:p>
        </text:list-item>
        <text:list-item>
          <text:p text:style-name="P5"><text:span text:style-name="Strong_20_Emphasis">Courant de décharge maximum</text:span> : 40A → largement supérieur aux besoins du système.</text:p>
        </text:list-item>
      </text:list>
      <text:p text:style-name="P4"/>
      <text:h text:style-name="Heading_20_3" text:outline-level="3">2. Convertisseur XY-3606</text:h>
      <text:list text:style-name="L3">
        <text:list-item>
          <text:p text:style-name="P6">Entrée : 5 à 36V → compatible avec la tension 3S Li-ion.</text:p>
        </text:list-item>
        <text:list-item>
          <text:p text:style-name="P6">Sortie : 1.25V à 32V réglable.</text:p>
        </text:list-item>
        <text:list-item>
          <text:p text:style-name="P6"><text:soft-page-break/>Courant max : 6A (suffisant pour 5V/5A).</text:p>
        </text:list-item>
        <text:list-item>
          <text:p text:style-name="P6">Rendement : ~90%.</text:p>
        </text:list-item>
      </text:list>
      <text:p text:style-name="P4"/>
      <text:h text:style-name="Heading_20_3" text:outline-level="3">3. Calculs de Puissance et Autonomie</text:h>
      <text:list text:style-name="L4">
        <text:list-item>
          <text:p text:style-name="P7"><text:span text:style-name="Strong_20_Emphasis">Consommation en sortie</text:span> :</text:p>
          <text:p text:style-name="P8">Psortie=5V×5A=25WP_{\text{sortie}} = 5V \times 5A = 25WPsortie​=5V×5A=25W </text:p>
        </text:list-item>
        <text:list-item>
          <text:p text:style-name="P7"><text:span text:style-name="Strong_20_Emphasis">Consommation côté batteries (rendement 90%)</text:span> :</text:p>
          <text:p text:style-name="P8">Pentreˊe≈27.8WP_{\text{entrée}} \approx 27.8WPentreˊe​≈27.8W </text:p>
        </text:list-item>
        <text:list-item>
          <text:p text:style-name="P7"><text:span text:style-name="Strong_20_Emphasis">Courant de décharge sur le pack 11.1V</text:span> :</text:p>
          <text:p text:style-name="P8">Ibatt=27.8W11.1V≈2.5AI_{\text{batt}} = \frac{27.8W}{11.1V} \approx 2.5AIbatt​=11.1V27.8W​≈2.5A </text:p>
        </text:list-item>
        <text:list-item>
          <text:p text:style-name="P7"><text:span text:style-name="Strong_20_Emphasis">Autonomie</text:span> :</text:p>
          <text:p text:style-name="P7">5Ah2.5A≈2h\frac{5Ah}{2.5A} \approx 2h2.5A5Ah​≈2h </text:p>
        </text:list-item>
      </text:list>
      <text:p text:style-name="P4"/>
      <text:h text:style-name="Heading_20_3" text:outline-level="3">4. Fiabilité et Sécurité</text:h>
      <text:list text:style-name="L5">
        <text:list-item>
          <text:p text:style-name="P9">Le courant de décharge demandé (2.5A) est <text:span text:style-name="Strong_20_Emphasis">bien inférieur</text:span> à la limite de 40A → utilisation sûre.</text:p>
        </text:list-item>
        <text:list-item>
          <text:p text:style-name="P9">Le convertisseur doit être correctement <text:span text:style-name="Strong_20_Emphasis">refroidi</text:span> (dissipateur ou ventilation).</text:p>
        </text:list-item>
        <text:list-item>
          <text:p text:style-name="P9">Un <text:span text:style-name="Strong_20_Emphasis">BMS (Battery Management System)</text:span> est indispensable pour protéger contre surcharge, décharge profonde et courts-circuits.</text:p>
        </text:list-item>
      </text:list>
      <text:p text:style-name="P4"/>
      <text:h text:style-name="Heading_20_3" text:outline-level="3">Conclusion</text:h>
      <text:p text:style-name="P2">Un montage avec <text:span text:style-name="Strong_20_Emphasis">3 cellules Li-ion 5000mAh / 40A en série + XY-3606</text:span> permet d’obtenir une sortie <text:span text:style-name="Strong_20_Emphasis">5V / 5A (25W)</text:span> pendant environ <text:span text:style-name="Strong_20_Emphasis">2 heures</text:span>.<text:line-break/>La solution est <text:span text:style-name="Strong_20_Emphasis">performante, stable et fiable</text:span>, à condition d’intégrer un <text:span text:style-name="Strong_20_Emphasis">BMS</text:span> et un bon système de dissipation thermique.</text:p>
      <text:p text:style-name="P10">*****************************<text:span text:style-name="T1">**************************</text:span></text:p>
      <text:p text:style-name="P10"/>
      <text:p text:style-name="P10"/>
      <text:h text:style-name="P11" text:outline-level="2">🚀 Résumé : Installation et configuration de votre serveur RPi</text:h>
      <text:h text:style-name="P12" text:outline-level="3">1. <text:span text:style-name="Strong_20_Emphasis">Système d’exploitation</text:span></text:h>
      <text:list text:style-name="L6">
        <text:list-item>
          <text:p text:style-name="P13"><text:span text:style-name="Strong_20_Emphasis">OS installé</text:span> : Raspberry Pi OS 64-bit <text:span text:style-name="Strong_20_Emphasis">avec bureau</text:span> (utile pour accéder en VNC et faire des tests visuels).</text:p>
        </text:list-item>
        <text:list-item>
          <text:p text:style-name="P13"><text:span text:style-name="Strong_20_Emphasis">Connexion principale</text:span> : <text:span text:style-name="Strong_20_Emphasis">Ethernet</text:span> (IP locale fixe 192.168.1.38 définie côté box).</text:p>
        </text:list-item>
        <text:list-item>
          <text:p text:style-name="P13"><text:span text:style-name="Strong_20_Emphasis">Connexion Wi-Fi</text:span> : secondaire, non indispensable pour le serveur.</text:p>
        </text:list-item>
      </text:list>
      <text:p text:style-name="P14"><text:soft-page-break/></text:p>
      <text:h text:style-name="P12" text:outline-level="3">2. <text:span text:style-name="Strong_20_Emphasis">Configuration réseau</text:span></text:h>
      <text:list text:style-name="L7">
        <text:list-item>
          <text:p text:style-name="P15"><text:span text:style-name="Strong_20_Emphasis">Adresse IP locale du serveur</text:span> : <text:span text:style-name="Source_20_Text">192.168.1.38/24</text:span></text:p>
        </text:list-item>
        <text:list-item>
          <text:p text:style-name="P15"><text:span text:style-name="Strong_20_Emphasis">Passerelle (gateway)</text:span> : <text:span text:style-name="Source_20_Text">192.168.1.1</text:span> (votre box)</text:p>
        </text:list-item>
        <text:list-item>
          <text:p text:style-name="P15"><text:span text:style-name="Strong_20_Emphasis">Serveurs DNS</text:span> : <text:span text:style-name="Source_20_Text">8.8.8.8</text:span> et <text:span text:style-name="Source_20_Text">8.8.4.4</text:span> (Google DNS, fiables et rapides)</text:p>
        </text:list-item>
        <text:list-item>
          <text:p text:style-name="P15"><text:span text:style-name="Strong_20_Emphasis">Nom de domaine interne (optionnel)</text:span> : laissez vide si vous n’avez pas de domaine interne.</text:p>
        </text:list-item>
      </text:list>
      <text:p text:style-name="P16">🔑 Ce réglage permet d’avoir toujours la même IP locale, et donc un serveur accessible en permanence sur <text:span text:style-name="Source_20_Text">192.168.1.38</text:span> depuis votre réseau local.</text:p>
      <text:p text:style-name="P14"/>
      <text:h text:style-name="P12" text:outline-level="3">3. <text:span text:style-name="Strong_20_Emphasis">Installation du serveur web (Nginx)</text:span></text:h>
      <text:p text:style-name="P10"/>
      <text:p text:style-name="P10"/>
      <text:p text:style-name="P10"/>
      <text:p text:style-name="P10"/>
      <text:p text:style-name="P17">*************************************</text:p>
      <text:p text:style-name="P18"/>
      <text:h text:style-name="Heading_20_1" text:outline-level="1"><text:span text:style-name="Strong_20_Emphasis">Schéma et pictogramme</text:span></text:h>
      <text:h text:style-name="P19" text:outline-level="3"><text:span text:style-name="Strong_20_Emphasis">Objectif de l’utilisateur</text:span></text:h>
      <text:p text:style-name="P20">Créer des schémas pour un robot mobile, séparant :</text:p>
      <text:list text:style-name="L8">
        <text:list-item>
          <text:p text:style-name="P21"><text:span text:style-name="Strong_20_Emphasis">Schéma électrique / matériel</text:span> (capteurs, actionneurs, cartes Arduino/Raspberry, batterie) → Fritzing.</text:p>
        </text:list-item>
        <text:list-item>
          <text:p text:style-name="P21"><text:span text:style-name="Strong_20_Emphasis">Flux d’information / architecture logicielle</text:span> (communications MQTT, Bluetooth, port série ; traitement via Node-RED, Python, Tasker, C++ ; appareils associés : smartphones, Livebox, joystick) → Avec pictogrammes pour les appareils, données, capteurs, entrées/sorties.</text:p>
        </text:list-item>
      </text:list>
      <text:p text:style-name="P22"/>
      <text:h text:style-name="P23" text:outline-level="3"><text:span text:style-name="Strong_20_Emphasis">Ressources de pictogrammes recommandées</text:span></text:h>
      <text:list text:style-name="L9">
        <text:list-item>
          <text:p text:style-name="P24"><text:span text:style-name="Strong_20_Emphasis">Flaticon</text:span>, <text:span text:style-name="Strong_20_Emphasis">Icons8</text:span>, <text:span text:style-name="Strong_20_Emphasis">Noun Project</text:span> → Icônes gratuites, SVG/PNG.</text:p>
        </text:list-item>
        <text:list-item>
          <text:p text:style-name="P24"><text:span text:style-name="Strong_20_Emphasis">Fritzing Parts</text:span> → Pour les composants électroniques.</text:p>
        </text:list-item>
        <text:list-item>
          <text:p text:style-name="P24">Icônes spécifiques : Raspberry Pi, Arduino, Node-RED, MQTT.</text:p>
        </text:list-item>
      </text:list>
      <text:p text:style-name="P22"/>
      <text:h text:style-name="P23" text:outline-level="3"><text:span text:style-name="Strong_20_Emphasis">Outils pour créer les schémas</text:span></text:h>
      <text:list text:style-name="L10">
        <text:list-item>
          <text:p text:style-name="P25"><text:span text:style-name="Strong_20_Emphasis">Fritzing</text:span> : Schéma électrique détaillé.</text:p>
        </text:list-item>
        <text:list-item>
          <text:p text:style-name="P25"><text:span text:style-name="Strong_20_Emphasis">Draw.io (Diagrams.net)</text:span> : Flux d’informations, cohérence visuelle, intégration pictogrammes, gratuit.</text:p>
        </text:list-item>
        <text:list-item>
          <text:p text:style-name="P25"><text:soft-page-break/><text:span text:style-name="Strong_20_Emphasis">Miro</text:span> : Schémas collaboratifs et esthétiques, limitation version gratuite (3 tableaux).</text:p>
        </text:list-item>
        <text:list-item>
          <text:p text:style-name="P25"><text:span text:style-name="Strong_20_Emphasis">Freeplane / Freemind</text:span> : Carte conceptuelle, simple mais moins esthétique.</text:p>
        </text:list-item>
        <text:list-item>
          <text:p text:style-name="P25"><text:span text:style-name="Strong_20_Emphasis">Inkscape</text:span> : Pour des schémas vectoriels très personnalisés.</text:p>
        </text:list-item>
      </text:list>
      <text:p text:style-name="P22"/>
      <text:h text:style-name="P23" text:outline-level="3"><text:span text:style-name="Strong_20_Emphasis">Recommandation principale</text:span></text:h>
      <text:list text:style-name="L11">
        <text:list-item>
          <text:p text:style-name="P26"><text:span text:style-name="Strong_20_Emphasis">Draw.io</text:span> pour le flux d’information : permet cohérence des pictogrammes, intégration facile d’icônes, gratuit et adapté aux schémas complexes.</text:p>
        </text:list-item>
        <text:list-item>
          <text:p text:style-name="P26"><text:span text:style-name="Strong_20_Emphasis">Miro</text:span> si besoin de collaboration ou rapidité de mise en forme.</text:p>
        </text:list-item>
      </text:list>
      <text:p text:style-name="P17"/>
      <text:p text:style-name="P17"/>
      <text:p text:style-name="P17"/>
      <text:p text:style-name="P27">*******************************************</text:p>
      <text:h text:style-name="Heading_20_1" text:outline-level="1"><text:span text:style-name="Strong_20_Emphasis">Installer termux</text:span></text:h>
      <text:h text:style-name="P28" text:outline-level="2"><text:span text:style-name="Strong_20_Emphasis">Étape 1 : Installer Termux</text:span></text:h>
      <text:list text:style-name="L12">
        <text:list-item>
          <text:p text:style-name="P29">Installer <text:span text:style-name="Strong_20_Emphasis">Termux</text:span> depuis <text:span text:style-name="Strong_20_Emphasis">F-Droid</text:span> (recommandé pour la version à jour) ou depuis le Play Store.</text:p>
        </text:list-item>
        <text:list-item>
          <text:p text:style-name="P29">Installer l’application <text:span text:style-name="Strong_20_Emphasis">Termux:API</text:span> depuis le Play Store pour accéder aux capteurs du smartphone.</text:p>
        </text:list-item>
      </text:list>
      <text:p text:style-name="P30"/>
      <text:h text:style-name="P31" text:outline-level="2"><text:span text:style-name="Strong_20_Emphasis">Étape 2 : Installer les packages nécessaires</text:span></text:h>
      <text:p text:style-name="P32">Ouvrir Termux et installer les packages de base :</text:p>
      <text:p text:style-name="P27"/>
      <text:h text:style-name="P33" text:outline-level="1"><text:span text:style-name="Strong_20_Emphasis">Termux et Tasker sur Android</text:span> </text:h>
      <text:p text:style-name="P30"/>
      <text:h text:style-name="P34" text:outline-level="3"><text:span text:style-name="Strong_20_Emphasis">Contexte</text:span></text:h>
      <text:p text:style-name="P32">Tu utilises <text:span text:style-name="Strong_20_Emphasis">Termux sur un smartphone Android</text:span> pour exécuter des scripts <text:span text:style-name="Source_20_Text">.sh</text:span> via <text:span text:style-name="Strong_20_Emphasis">SSH depuis ton PC</text:span> et via le <text:span text:style-name="Strong_20_Emphasis">plugin Termux:Tasker</text:span> pour Tasker. Tes scripts sont stockés dans ton smartphone, initialement dans <text:span text:style-name="Source_20_Text">/storage/emulated/0/scripts/</text:span>, mais tu rencontres des problèmes d’accès et de gestion des chemins.</text:p>
      <text:p text:style-name="P30"/>
      <text:h text:style-name="P34" text:outline-level="3"><text:span text:style-name="Strong_20_Emphasis">Chronologie et points clés</text:span></text:h>
      <text:list text:style-name="L13">
        <text:list-item>
          <text:p text:style-name="P35"><text:span text:style-name="Strong_20_Emphasis">Connexion SSH fonctionnelle</text:span></text:p>
          <text:list>
            <text:list-item>
              <text:p text:style-name="P35">Tu pouvais te connecter à Termux depuis ton PC.</text:p>
            </text:list-item>
            <text:list-item>
              <text:p text:style-name="P35">Les scripts copiés dans <text:span text:style-name="Source_20_Text">~/</text:span> (<text:span text:style-name="Source_20_Text">~/get_ip.sh</text:span>) fonctionnaient correctement.</text:p>
            </text:list-item>
          </text:list>
        </text:list-item>
        <text:list-item>
          <text:p text:style-name="P35"><text:span text:style-name="Strong_20_Emphasis">Problème d’accès aux scripts dans </text:span><text:span text:style-name="Strong_20_Emphasis"><text:span text:style-name="Source_20_Text">/storage/emulated/0/scripts/</text:span></text:span></text:p>
          <text:list>
            <text:list-item>
              <text:p text:style-name="P35">En SSH ou dans Termux, le dossier <text:span text:style-name="Source_20_Text">/storage/emulated/0/scripts/</text:span> n’était pas visible.</text:p>
            </text:list-item>
            <text:list-item>
              <text:p text:style-name="P35"><text:span text:style-name="Source_20_Text">ls ~/storage/shared/scripts/</text:span> renvoyait “No such file or directory”.</text:p>
            </text:list-item>
          </text:list>
        </text:list-item>
        <text:list-item>
          <text:p text:style-name="P35"><text:span text:style-name="Strong_20_Emphasis">Vérifications et tentatives</text:span></text:p>
          <text:list>
            <text:list-item>
              <text:p text:style-name="P35">Tu as essayé de lancer <text:span text:style-name="Source_20_Text">termux-setup-storage</text:span> pour monter le stockage partagé.</text:p>
            </text:list-item>
            <text:list-item>
              <text:p text:style-name="P35"><text:span text:style-name="Source_20_Text">ls /storage/emulated/0/</text:span> renvoyait “Permission denied”.</text:p>
            </text:list-item>
            <text:list-item>
              <text:p text:style-name="P35">L’exécution directe de scripts dans <text:span text:style-name="Source_20_Text">~/</text:span> fonctionnait, donc tu avais une solution temporaire.</text:p>
            </text:list-item>
          </text:list>
        </text:list-item>
        <text:list-item>
          <text:p text:style-name="P35"><text:span text:style-name="Strong_20_Emphasis">Découverte du vrai dossier</text:span></text:p>
          <text:list>
            <text:list-item>
              <text:p text:style-name="P35">Tu avais renommé ton dossier <text:span text:style-name="Source_20_Text">Scripts</text:span> en <text:span text:style-name="Source_20_Text">Script_RZ</text:span>, ce qui expliquait que Termux ne le voyait plus sous le nom attendu.</text:p>
            </text:list-item>
          </text:list>
        </text:list-item>
        <text:list-item>
          <text:p text:style-name="P35"><text:span text:style-name="Strong_20_Emphasis">Tentative de lien symbolique</text:span></text:p>
          <text:list>
            <text:list-item>
              <text:p text:style-name="P35">Tu as essayé de créer un lien symbolique <text:span text:style-name="Source_20_Text">~/storage/scripts</text:span> pointant vers <text:span text:style-name="Source_20_Text">Script_RZ</text:span>.</text:p>
            </text:list-item>
            <text:list-item>
              <text:p text:style-name="P35">La commande échouait car <text:span text:style-name="Source_20_Text">~/storage/</text:span> ou <text:span text:style-name="Source_20_Text">scripts</text:span> n’existait pas correctement, et parfois Android recréait automatiquement un dossier.</text:p>
            </text:list-item>
            <text:list-item>
              <text:p text:style-name="P35">Tu as compris que le lien devait correspondre exactement au nom réel du dossier (<text:span text:style-name="Source_20_Text">Script_RZ</text:span>).</text:p>
            </text:list-item>
          </text:list>
        </text:list-item>
        <text:list-item>
          <text:p text:style-name="P35"><text:span text:style-name="Strong_20_Emphasis">Explications sur les liens symboliques</text:span></text:p>
          <text:list>
            <text:list-item>
              <text:p text:style-name="P35">Un lien symbolique est un raccourci vers un autre dossier/fichier.</text:p>
            </text:list-item>
            <text:list-item>
              <text:p text:style-name="P35"><text:soft-page-break/>Si le dossier cible est supprimé ou mal nommé, le lien est cassé.</text:p>
            </text:list-item>
            <text:list-item>
              <text:p text:style-name="P35">Les chemins doivent être exacts pour que le lien fonctionne.</text:p>
            </text:list-item>
          </text:list>
        </text:list-item>
        <text:list-item>
          <text:p text:style-name="P35"><text:span text:style-name="Strong_20_Emphasis">Conclusion temporaire</text:span></text:p>
          <text:list>
            <text:list-item>
              <text:p text:style-name="P35">Après avoir identifié le vrai nom (<text:span text:style-name="Source_20_Text">Script_RZ</text:span>) et compris les liens symboliques, tu as décidé de faire une pause pour éviter les erreurs répétitives.</text:p>
            </text:list-item>
          </text:list>
        </text:list-item>
      </text:list>
      <text:p text:style-name="P30"/>
      <text:h text:style-name="P34" text:outline-level="3"><text:span text:style-name="Strong_20_Emphasis">Résumé des enseignements</text:span></text:h>
      <text:list text:style-name="L14">
        <text:list-item>
          <text:p text:style-name="P36">Les dossiers sur <text:span text:style-name="Source_20_Text">/storage/emulated/0/</text:span> peuvent être bloqués ou nécessiter <text:span text:style-name="Source_20_Text">termux-setup-storage</text:span> + autorisation Android.</text:p>
        </text:list-item>
        <text:list-item>
          <text:p text:style-name="P36">Pour les scripts accessibles à <text:span text:style-name="Strong_20_Emphasis">Tasker</text:span>, les garder dans <text:span text:style-name="Source_20_Text">~/</text:span> ou dans <text:span text:style-name="Source_20_Text">~/storage/shared/</text:span> est plus sûr.</text:p>
        </text:list-item>
        <text:list-item>
          <text:p text:style-name="P36">Les liens symboliques ne fonctionnent que si :</text:p>
          <text:list>
            <text:list-item>
              <text:p text:style-name="P36">Le dossier cible existe exactement.</text:p>
            </text:list-item>
            <text:list-item>
              <text:p text:style-name="P36">Le chemin vers le lien existe et est accessible.</text:p>
            </text:list-item>
          </text:list>
        </text:list-item>
        <text:list-item>
          <text:p text:style-name="P36">Une simple faute dans le nom du dossier (pluriel / singulier) peut casser tout le chemin.</text:p>
        </text:list-item>
      </text:list>
      <text:p text:style-name="P27"/>
      <text:h text:style-name="P33" text:outline-level="1">Migrer une installation de tasker d’un smartphone à l’autre</text:h>
      <text:p text:style-name="P37">ransférer les profils, tâches et préférences Tasker d’un smartphone à un autre, même si les appareils sont différents.</text:p>
      <text:p text:style-name="P38"/>
      <text:h text:style-name="P39" text:outline-level="3"><text:span text:style-name="Strong_20_Emphasis">Étapes de migration</text:span></text:h>
      <text:h text:style-name="P40" text:outline-level="4"><text:span text:style-name="Strong_20_Emphasis">1. Sauvegarde sur le smartphone source</text:span></text:h>
      <text:list text:style-name="L15">
        <text:list-item>
          <text:p text:style-name="P41">Ouvrir <text:span text:style-name="Strong_20_Emphasis">Tasker &gt; Préférences &gt; Misc &gt; Sauvegarder les préférences</text:span>.</text:p>
        </text:list-item>
        <text:list-item>
          <text:p text:style-name="P41">Exporter les <text:span text:style-name="Strong_20_Emphasis">profils et tâches</text:span> via <text:span text:style-name="Strong_20_Emphasis">Profiles &gt; Trois points &gt; Exporter &gt; Comme fichier XML</text:span>.</text:p>
        </text:list-item>
        <text:list-item>
          <text:p text:style-name="P41">Vérifier que les fichiers sont bien enregistrés sur le stockage interne (<text:span text:style-name="Source_20_Text">/Tasker</text:span> ou <text:span text:style-name="Source_20_Text">/Tasker/backup</text:span>).</text:p>
        </text:list-item>
      </text:list>
      <text:h text:style-name="P40" text:outline-level="4"><text:span text:style-name="Strong_20_Emphasis">2. Transfert vers Google Drive</text:span></text:h>
      <text:list text:style-name="L16">
        <text:list-item>
          <text:p text:style-name="P42">Vérifier que le smartphone source est connecté au <text:span text:style-name="Strong_20_Emphasis">même compte Google Drive</text:span> et que l’espace est suffisant.</text:p>
        </text:list-item>
        <text:list-item>
          <text:p text:style-name="P42">Si l’exportation automatique échoue, <text:span text:style-name="Strong_20_Emphasis">copier manuellement les fichiers XML sur Google Drive</text:span> depuis le gestionnaire de fichiers.</text:p>
        </text:list-item>
      </text:list>
      <text:h text:style-name="P40" text:outline-level="4"><text:span text:style-name="Strong_20_Emphasis">3. Installation sur le smartphone cible</text:span></text:h>
      <text:list text:style-name="L17">
        <text:list-item>
          <text:p text:style-name="P43">Installer <text:span text:style-name="Strong_20_Emphasis">Tasker</text:span> depuis le Play Store.</text:p>
        </text:list-item>
        <text:list-item>
          <text:p text:style-name="P43">Accorder toutes les autorisations nécessaires.</text:p>
        </text:list-item>
      </text:list>
      <text:h text:style-name="P40" text:outline-level="4"><text:span text:style-name="Strong_20_Emphasis">4. Restauration des préférences et importation des profils</text:span></text:h>
      <text:list text:style-name="L18">
        <text:list-item>
          <text:p text:style-name="P44"><text:span text:style-name="Strong_20_Emphasis">Préférences &gt; Misc &gt; Restaurer les préférences</text:span> depuis le fichier sauvegardé.</text:p>
        </text:list-item>
        <text:list-item>
          <text:p text:style-name="P44"><text:span text:style-name="Strong_20_Emphasis">Profiles &gt; Trois points &gt; Importer</text:span> pour charger les fichiers XML des profils et tâches.</text:p>
        </text:list-item>
      </text:list>
      <text:h text:style-name="P40" text:outline-level="4"><text:span text:style-name="Strong_20_Emphasis">5. Vérifications et ajustements</text:span></text:h>
      <text:list text:style-name="L19">
        <text:list-item>
          <text:p text:style-name="P45">Vérifier les <text:span text:style-name="Strong_20_Emphasis">permissions et accès aux services d’accessibilité</text:span>.</text:p>
        </text:list-item>
        <text:list-item>
          <text:p text:style-name="P45">Adapter les chemins de fichiers ou dossiers spécifiques.</text:p>
        </text:list-item>
        <text:list-item>
          <text:p text:style-name="P45">Ajuster les profils dépendant du matériel ou des versions Android différentes.</text:p>
        </text:list-item>
        <text:list-item>
          <text:p text:style-name="P45">Vérifier les plugins utilisés (AutoTools, AutoInput…) et leurs permissions sur le nouveau smartphone.</text:p>
        </text:list-item>
      </text:list>
      <text:p text:style-name="P38"/>
      <text:h text:style-name="P39" text:outline-level="3"><text:span text:style-name="Strong_20_Emphasis">Conseils pratiques</text:span></text:h>
      <text:list text:style-name="L20">
        <text:list-item>
          <text:p text:style-name="P46">Faire une <text:span text:style-name="Strong_20_Emphasis">capture d’écran des profils et paramètres</text:span> du premier smartphone avant migration.</text:p>
        </text:list-item>
        <text:list-item>
          <text:p text:style-name="P46"><text:soft-page-break/>Toujours <text:span text:style-name="Strong_20_Emphasis">tester chaque profil</text:span> après importation pour détecter les ajustements nécessaires.</text:p>
        </text:list-item>
      </text:list>
      <text:p text:style-name="P38"/>
      <text:p text:style-name="P47"/>
      <text:p text:style-name="P47"/>
      <text:p text:style-name="P47"/>
      <text:p text:style-name="P47"/>
      <text:p text:style-name="P47">*******************************************************</text:p>
      <text:h text:style-name="Heading_20_1" text:outline-level="1">Communication : récupérer automatiquement l’IP et le port SSH du xiaomi depuis tasker sur doro</text:h>
      <text:p text:style-name="P37">Bien sûr ! Voici une <text:span text:style-name="Strong_20_Emphasis">synthèse structurée et claire</text:span> pour refaire ton script de connexion SSH entre Doro et Xiaomi en reprenant tous les éléments discutés :</text:p>
      <text:p text:style-name="P38"/>
      <text:h text:style-name="P48" text:outline-level="2"><text:span text:style-name="Strong_20_Emphasis">🔹 Objectif</text:span></text:h>
      <text:p text:style-name="P49">Permettre à Doro de récupérer automatiquement l’IP et le port SSH du Xiaomi via Bluetooth et de se connecter en SSH et MQTT, <text:span text:style-name="Strong_20_Emphasis">sans utiliser Termux-Bluetooth ni plugins supplémentaires</text:span>.</text:p>
      <text:p text:style-name="P38"/>
      <text:h text:style-name="P48" text:outline-level="2"><text:span text:style-name="Strong_20_Emphasis">1️⃣ Pré-requis</text:span></text:h>
      <text:list text:style-name="L21">
        <text:list-item>
          <text:p text:style-name="P50">Xiaomi et Doro doivent être <text:span text:style-name="Strong_20_Emphasis">jumelés en Bluetooth</text:span> au moins une fois.</text:p>
        </text:list-item>
        <text:list-item>
          <text:p text:style-name="P50">Bluetooth doit être activé sur les deux appareils (Tasker peut le faire automatiquement).</text:p>
        </text:list-item>
        <text:list-item>
          <text:p text:style-name="P50">Tasker installé sur les deux appareils.</text:p>
        </text:list-item>
        <text:list-item>
          <text:p text:style-name="P50">Node-RED et le serveur Python démarrés sur Xiaomi via le script <text:span text:style-name="Source_20_Text">start_services.sh</text:span>.</text:p>
        </text:list-item>
        <text:list-item>
          <text:p text:style-name="P50">SSH configuré sur Xiaomi avec clé publique pour Doro (optionnel mais recommandé).</text:p>
        </text:list-item>
      </text:list>
      <text:p text:style-name="P38"/>
      <text:h text:style-name="P48" text:outline-level="2"><text:span text:style-name="Strong_20_Emphasis">2️⃣ Structure globale des communications</text:span></text:h>
      <table:table table:name="Tableau1" table:style-name="Tableau1">
        <table:table-column table:style-name="Tableau1.A"/>
        <table:table-column table:style-name="Tableau1.B"/>
        <table:table-column table:style-name="Tableau1.C"/>
        <table:table-column table:style-name="Tableau1.D"/>
        <table:table-header-rows>
          <table:table-row>
            <table:table-cell table:style-name="Tableau1.A1" office:value-type="string">
              <text:p text:style-name="Table_20_Heading">Émetteur</text:p>
            </table:table-cell>
            <table:table-cell table:style-name="Tableau1.A1" office:value-type="string">
              <text:p text:style-name="Table_20_Heading">Récepteur</text:p>
            </table:table-cell>
            <table:table-cell table:style-name="Tableau1.A1" office:value-type="string">
              <text:p text:style-name="Table_20_Heading">Message</text:p>
            </table:table-cell>
            <table:table-cell table:style-name="Tableau1.A1" office:value-type="string">
              <text:p text:style-name="Table_20_Heading">Objectif</text:p>
            </table:table-cell>
          </table:table-row>
        </table:table-header-rows>
        <table:table-row>
          <table:table-cell table:style-name="Tableau1.A1" office:value-type="string">
            <text:p text:style-name="Table_20_Contents">Doro</text:p>
          </table:table-cell>
          <table:table-cell table:style-name="Tableau1.A1" office:value-type="string">
            <text:p text:style-name="Table_20_Contents">Xiaomi</text:p>
          </table:table-cell>
          <table:table-cell table:style-name="Tableau1.A1" office:value-type="string">
            <text:p text:style-name="Table_20_Contents"><text:span text:style-name="Source_20_Text">EMBARQUE_ATTEND</text:span></text:p>
          </table:table-cell>
          <table:table-cell table:style-name="Tableau1.A1" office:value-type="string">
            <text:p text:style-name="Table_20_Contents">Indique que Doro est prêt à recevoir les infos</text:p>
          </table:table-cell>
        </table:table-row>
        <table:table-row>
          <table:table-cell table:style-name="Tableau1.A1" office:value-type="string">
            <text:p text:style-name="Table_20_Contents">Xiaomi</text:p>
          </table:table-cell>
          <table:table-cell table:style-name="Tableau1.A1" office:value-type="string">
            <text:p text:style-name="Table_20_Contents">Doro</text:p>
          </table:table-cell>
          <table:table-cell table:style-name="Tableau1.A1" office:value-type="string">
            <text:p text:style-name="Table_20_Contents"><text:span text:style-name="Source_20_Text">IP:&lt;IP_XIAOMI&gt; PORT:8022</text:span></text:p>
          </table:table-cell>
          <table:table-cell table:style-name="Tableau1.A1" office:value-type="string">
            <text:p text:style-name="Table_20_Contents">Fournit l’adresse et le port SSH</text:p>
          </table:table-cell>
        </table:table-row>
        <table:table-row>
          <table:table-cell table:style-name="Tableau1.A1" office:value-type="string">
            <text:p text:style-name="Table_20_Contents">Doro</text:p>
          </table:table-cell>
          <table:table-cell table:style-name="Tableau1.A1" office:value-type="string">
            <text:p text:style-name="Table_20_Contents">Xiaomi</text:p>
          </table:table-cell>
          <table:table-cell table:style-name="Tableau1.A1" office:value-type="string">
            <text:p text:style-name="Table_20_Contents"><text:span text:style-name="Source_20_Text">CONNEXION_OK</text:span> (optionnel)</text:p>
          </table:table-cell>
          <table:table-cell table:style-name="Tableau1.A1" office:value-type="string">
            <text:p text:style-name="Table_20_Contents">Confirmation que la connexion SSH est établie</text:p>
          </table:table-cell>
        </table:table-row>
      </table:table>
      <text:p text:style-name="P51">****************************************</text:p>
      <text:h text:style-name="P52" text:outline-level="1"><text:span text:style-name="Strong_20_Emphasis">Résumé du projet SSH Windows → Termux</text:span></text:h>
      <text:h text:style-name="P53" text:outline-level="2"><text:span text:style-name="Strong_20_Emphasis">Contexte général</text:span></text:h>
      <text:list text:style-name="L22">
        <text:list-item>
          <text:p text:style-name="P54">Objectif : Connecter un ou plusieurs smartphones Xiaomi sous Termux depuis Windows via SSH pour un projet robotique.</text:p>
        </text:list-item>
        <text:list-item>
          <text:p text:style-name="P54">Enjeux :</text:p>
          <text:list>
            <text:list-item>
              <text:p text:style-name="P54">Connexion automatique même si l’IP du smartphone change.</text:p>
            </text:list-item>
            <text:list-item>
              <text:p text:style-name="P54">Éviter de saisir le mot de passe à chaque connexion.</text:p>
            </text:list-item>
            <text:list-item>
              <text:p text:style-name="P54">Possibilité d’automatiser la récupération de l’IP via HTTP.</text:p>
            </text:list-item>
            <text:list-item>
              <text:p text:style-name="P54">Intégration possible avec Node-RED.</text:p>
            </text:list-item>
          </text:list>
        </text:list-item>
      </text:list>
      <text:p text:style-name="P55"/>
      <text:h text:style-name="P53" text:outline-level="2"><text:span text:style-name="Strong_20_Emphasis">1️⃣ Problème initial : récupération de l’IP du smartphone</text:span></text:h>
      <text:p text:style-name="P56"><text:span text:style-name="Strong_20_Emphasis">Question / Problème :</text:span></text:p>
      <text:list text:style-name="L23">
        <text:list-item>
          <text:p text:style-name="P57">La commande <text:span text:style-name="Source_20_Text">echo $(ifconfig wlan0 | grep "inet " | awk '{print $2}') &gt; ~/current_ip.txt</text:span> renvoyait <text:span text:style-name="Source_20_Text">Permission denied</text:span>.</text:p>
        </text:list-item>
      </text:list>
      <text:p text:style-name="P56"><text:span text:style-name="Strong_20_Emphasis">Solution validée :</text:span></text:p>
      <text:list text:style-name="L24">
        <text:list-item>
          <text:p text:style-name="P58">Utiliser <text:span text:style-name="Source_20_Text">termux-wifi-connectioninfo | jq -r '.ip' &gt; ~/current_ip.txt</text:span>.</text:p>
        </text:list-item>
        <text:list-item>
          <text:p text:style-name="P58">Vérification : <text:span text:style-name="Source_20_Text">cat ~/current_ip.txt</text:span> → IP bien récupérée.</text:p>
        </text:list-item>
        <text:list-item>
          <text:p text:style-name="P58">Remarque : <text:span text:style-name="Source_20_Text">ifconfig</text:span> n’est plus accessible sur Android récents sans droits root.</text:p>
        </text:list-item>
      </text:list>
      <text:p text:style-name="P56"><text:span text:style-name="Strong_20_Emphasis">À approfondir :</text:span></text:p>
      <text:list text:style-name="L25">
        <text:list-item>
          <text:p text:style-name="P59">Automatiser la mise à jour régulière de <text:span text:style-name="Source_20_Text">current_ip.txt</text:span> pour suivre les changements d’IP.</text:p>
          <text:list>
            <text:list-item>
              <text:p text:style-name="P59">Solution proposée : script <text:span text:style-name="Source_20_Text">while true; do termux-wifi-connectioninfo | jq -r '.ip' &gt; ~/current_ip.txt; sleep 30; done &amp;</text:span>.</text:p>
            </text:list-item>
          </text:list>
        </text:list-item>
      </text:list>
      <text:h text:style-name="P53" text:outline-level="2"><text:span text:style-name="Strong_20_Emphasis">2️⃣ Problème : rendre </text:span><text:span text:style-name="Strong_20_Emphasis"><text:span text:style-name="Source_20_Text">current_ip.txt</text:span></text:span><text:span text:style-name="Strong_20_Emphasis"> accessible depuis Windows</text:span></text:h>
      <text:p text:style-name="P56"><text:span text:style-name="Strong_20_Emphasis">Question / Problème :</text:span></text:p>
      <text:list text:style-name="L26">
        <text:list-item>
          <text:p text:style-name="P60">Le serveur Python <text:span text:style-name="Source_20_Text">python -m http.server 8080</text:span> était lancé mais Windows ne pouvait pas se connecter.</text:p>
        </text:list-item>
      </text:list>
      <text:p text:style-name="P56"><text:span text:style-name="Strong_20_Emphasis">Solutions validées :</text:span></text:p>
      <text:list text:style-name="L27">
        <text:list-item>
          <text:p text:style-name="P61">Relancer correctement le serveur en arrière-plan :</text:p>
        </text:list-item>
      </text:list>
      <text:h text:style-name="P62" text:outline-level="2"><text:span text:style-name="Strong_20_Emphasis">Nom du chat original</text:span> :<text:line-break/>Communication MQTT entre deux smartphones via Termux et Mosquitto</text:h>
      <text:p text:style-name="P56"><text:span text:style-name="Strong_20_Emphasis">Thème associé (provisoire)</text:span> :<text:line-break/>[Échanges de données]<text:line-break/>Version proposée : [V1]</text:p>
      <text:p text:style-name="P56"><text:span text:style-name="Strong_20_Emphasis">Nouveau titre proposé pour le chat thématique</text:span> :<text:line-break/>[Échanges de données] - MQTT entre smartphones via Termux (V1)</text:p>
      <text:p text:style-name="P56"><text:span text:style-name="Strong_20_Emphasis">Contexte/Objectif de ce chat</text:span> :<text:line-break/>Configurer la communication MQTT entre deux smartphones utilisant Termux, avec Mosquitto installé sur l’un des appareils comme broker.</text:p>
      <text:p text:style-name="P63"/>
      <text:h text:style-name="P64" text:outline-level="3">1. Résumé partie générale</text:h>
      <text:list text:style-name="L28">
        <text:list-item>
          <text:p text:style-name="P65"><text:span text:style-name="Strong_20_Emphasis">Concepts clés</text:span> :</text:p>
          <text:list>
            <text:list-item>
              <text:p text:style-name="P65">MQTT : protocole léger de messagerie publish/subscribe.</text:p>
            </text:list-item>
            <text:list-item>
              <text:p text:style-name="P65">Broker Mosquitto : serveur MQTT qui gère les messages entre clients.</text:p>
            </text:list-item>
            <text:list-item>
              <text:p text:style-name="P65">Clients MQTT : appareils qui publient ou s’abonnent à des topics.</text:p>
            </text:list-item>
          </text:list>
        </text:list-item>
        <text:list-item>
          <text:p text:style-name="P65"><text:span text:style-name="Strong_20_Emphasis">Outils et technologies abordés</text:span> :</text:p>
          <text:list>
            <text:list-item>
              <text:p text:style-name="P65">Termux (Android terminal emulator)</text:p>
            </text:list-item>
            <text:list-item>
              <text:p text:style-name="P65">Mosquitto (broker MQTT et outils clients : <text:span text:style-name="Source_20_Text">mosquitto_pub</text:span>, <text:span text:style-name="Source_20_Text">mosquitto_sub</text:span>)</text:p>
            </text:list-item>
            <text:list-item>
              <text:p text:style-name="P65">Réseau local (Wi-Fi), IP locale pour la communication directe</text:p>
            </text:list-item>
          </text:list>
        </text:list-item>
        <text:list-item>
          <text:p text:style-name="P65"><text:span text:style-name="Strong_20_Emphasis">Références utiles</text:span> :</text:p>
          <text:list>
            <text:list-item>
              <text:p text:style-name="P65">Documentation Mosquitto : https://mosquitto.org/documentation/</text:p>
            </text:list-item>
          </text:list>
        </text:list-item>
      </text:list>
      <text:p text:style-name="P56"><text:span text:style-name="Strong_20_Emphasis">Références utiles</text:span> :</text:p>
      <text:list text:style-name="L29">
        <text:list-item>
          <text:p text:style-name="P66">Documentation Mosquitto : https://mosquitto.org/documentation/</text:p>
        </text:list-item>
      </text:list>
      <text:p text:style-name="P67"><text:a xlink:type="simple" xlink:href="https://chatgpt.com/c/67ca32a0-3340-800a-8e1a-c9b3dcd77044#main" text:style-name="Internet_20_link" text:visited-style-name="Visited_20_Internet_20_Link">Ignorer et passer au contenu</text:a></text:p>
      <text:section text:style-name="Sect1" text:name="stage-slideover-sidebar">
        <text:p text:style-name="P68"/>
      </text:section>
      <text:section text:style-name="Sect1" text:name="sidebar-header">
        <text:p text:style-name="P69"/>
      </text:section>
      <text:section text:style-name="Sect1" text:name="thread">
        <text:p text:style-name="P69"/>
      </text:section>
      <text:h text:style-name="P70" text:outline-level="5"><draw:frame draw:style-name="fr1" draw:name="Cadre1" text:anchor-type="char" svg:width="0.041cm" draw:z-index="0"><draw:text-box fo:min-height="0.041cm"><text:h text:style-name="P71" text:outline-level="2">Historique de chat</text:h></draw:text-box></draw:frame>Vous avez dit :</text:h>
      <text:p text:style-name="P56">Je veux que deuw smartphones communiquent par MQTT les deux ont termux, j'ai installé Mosquitto sur le second SP et je veux souscrire et pulier depuis les deux smartphones. Depuis SP pas de problème, mais que dois-je installer sur le termux du premier pour qu'il utilise le broker du second ?</text:p>
      <text:h text:style-name="P72" text:outline-level="6">ChatGPT a dit :</text:h>
      <text:p text:style-name="P56">Pour que ton premier smartphone puisse publier et s'abonner au broker Mosquitto installé sur le second smartphone via Termux, voici les étapes :</text:p>
      <text:h text:style-name="P64" text:outline-level="3"><text:soft-page-break/>1. <text:span text:style-name="Strong_20_Emphasis">Installer Mosquitto client sur le premier smartphone</text:span></text:h>
      <text:p text:style-name="P56">Sur le premier smartphone (celui qui doit se connecter au broker du second), installe les outils client de Mosquitto :</text:p>
      <text:p text:style-name="P73"><text:span text:style-name="Source_20_Text">pkg update &amp;&amp; pkg upgrade</text:span></text:p>
      <text:p text:style-name="P74"><text:span text:style-name="Source_20_Text">pkg install mosquitto</text:span></text:p>
      <text:h text:style-name="P64" text:outline-level="3">2. <text:span text:style-name="Strong_20_Emphasis">Tester la connexion au broker du second smartphone</text:span></text:h>
      <text:p text:style-name="P56">Admettons que l'adresse IP locale du second smartphone (celui qui héberge le broker) soit <text:span text:style-name="Source_20_Text">192.168.1.100</text:span>. Tu peux tester la connexion avec :</text:p>
      <text:p text:style-name="P73"><text:span text:style-name="Source_20_Text">mosquitto_sub -h 192.168.1.100 -t test/topic</text:span></text:p>
      <text:p text:style-name="P56">Cela va souscrire au topic <text:span text:style-name="Source_20_Text">test/topic</text:span> et écouter les messages.</text:p>
      <text:p text:style-name="P56">Pour publier un message sur ce même topic :</text:p>
      <text:p text:style-name="P73"><text:span text:style-name="Source_20_Text">mosquitto_pub -h 192.168.1.100 -t test/topic -m "Hello depuis SP1"</text:span></text:p>
      <text:h text:style-name="P64" text:outline-level="3">3. <text:span text:style-name="Strong_20_Emphasis">Configurer le broker pour accepter les connexions</text:span></text:h>
      <text:p text:style-name="P56">Par défaut, Mosquitto peut être configuré pour refuser les connexions externes. Sur le second smartphone, vérifie que Mosquitto écoute sur toutes les interfaces. Édite son fichier de configuration :</text:p>
      <text:p text:style-name="P73"><text:span text:style-name="Source_20_Text">nano $PREFIX/etc/mosquitto/mosquitto.conf</text:span></text:p>
      <text:p text:style-name="P56">Ajoute ou modifie ces lignes :</text:p>
      <text:p text:style-name="P73"><text:span text:style-name="Source_20_Text">listener 1883</text:span></text:p>
      <text:p text:style-name="P74"><text:span text:style-name="Source_20_Text">allow_anonymous true</text:span></text:p>
      <text:p text:style-name="P56">Puis redémarre le broker :</text:p>
      <text:p text:style-name="P73"><text:span text:style-name="Source_20_Text">pkill mosquitto</text:span></text:p>
      <text:p text:style-name="P74"><text:span text:style-name="Source_20_Text">mosquitto -c $PREFIX/etc/mosquitto/mosquitto.conf -d</text:span></text:p>
      <text:h text:style-name="P64" text:outline-level="3">4. <text:span text:style-name="Strong_20_Emphasis">Trouver l’adresse IP du broker</text:span></text:h>
      <text:p text:style-name="P56">Sur le second smartphone, trouve son adresse IP locale avec :</text:p>
      <text:p text:style-name="P73"><text:span text:style-name="Source_20_Text">ip a | grep wlan0</text:span></text:p>
      <text:p text:style-name="P56">Utilise cette adresse pour que le premier smartphone puisse se connecter.</text:p>
      <text:p text:style-name="P56">Si ça marche, tu peux essayer d'améliorer la sécurité en activant l'authentification ou en utilisant un VPN/TLS.</text:p>
      <text:p text:style-name="P56">Dis-moi si tu rencontres des soucis ! 😊</text:p>
      <text:h text:style-name="P70" text:outline-level="5">Vous avez dit :</text:h>
      <text:p text:style-name="P56">--- **Demande de résumé structuré pour intégration thématique** **Nom du chat original** : [Titre original du chat] **Thème associé (provisoire)** : [Choisir parmi : [Arduino], [Node-RED], [Tasker], [Application Tiers], [Robot Z], [Échanges de données]] Version proposée : [V1] ou [V1a] si variante **Nouveau titre proposé pour le chat thématique** : [Proposer un titre clair et précis, ex: "[Arduino] - Gestion des capteurs IR et ultrason (V1)"] **Contexte/Objectif de ce chat** : [En 1-2 phrases, rappeler le contexte ou l’objectif principal du chat, si nécessaire] **Consignes pour le <text:soft-page-break/>résumé** : 1. **Résumé partie générale** : - Extraire les informations contextuelles, définitions, concepts clés, ou références utiles pour d’autres projets ou compréhension générale. - Mentionner les outils, technologies ou protocoles abordés (ex: MQTT, Tasker, Arduino Mega, etc.). 2. **Résumé partie spécifique au projet** : - Se concentrer sur les détails techniques liés à mon projet de robot (code, schémas, décisions, problèmes/solutions, intégration avec d’autres composants). - Indiquer les fichiers ou dossiers GitHub concernés (ex: <text:span text:style-name="Source_20_Text">02_ARDUINO/Capteurs/IR_V1.ino</text:span>). - Lister les actions ou décisions prises, ainsi que les évolutions possibles. 3. **Liens et références** : - Si ce chat est lié à d’autres thèmes ou chats, les mentionner explicitement (ex: "Voir aussi : [Échanges de données] - Format JSON pour MQTT (V1)"). - Indiquer les versions des outils ou bibliothèques utilisées, si pertinent. 4. **Proposition de répartition** : - Si ce chat couvre plusieurs thèmes, proposer une répartition claire des informations (ex: 60% [Arduino], 40% [Node-RED]). 5. **Format de sortie** : - Utiliser des titres clairs et des listes à puces pour faciliter la lecture. - Inclure un encadré "Changelog" si des mises à jour sont nécessaires (ex: "Ajout de la gestion des capteurs IR en V1a"). --- **Remarque** : Ce résumé servira à alimenter le chat thématique "[Thème] - (Version)". Merci de respecter la structure pour une intégration fluide. --- </text:p>
      <text:h text:style-name="P72" text:outline-level="6">ChatGPT a dit :</text:h>
      <text:p text:style-name="P56">Voici un exemple de résumé structuré basé sur ton chat précédent concernant MQTT entre deux smartphones avec Termux :</text:p>
      <text:p text:style-name="P63"/>
      <text:h text:style-name="Heading_20_1" text:outline-level="1">Communication MQTT entre deux smartphones via Termux et Mosquitto</text:h>
      <text:p text:style-name="P56"><text:span text:style-name="Strong_20_Emphasis">Thème associé (provisoire)</text:span> :<text:line-break/>[Échanges de données]<text:line-break/>Version proposée : [V1]</text:p>
      <text:p text:style-name="P56"><text:span text:style-name="Strong_20_Emphasis">Nouveau titre proposé pour le chat thématique</text:span> :<text:line-break/>[Échanges de données] - MQTT entre smartphones via Termux (V1)</text:p>
      <text:p text:style-name="P56"><text:span text:style-name="Strong_20_Emphasis">Contexte/Objectif de ce chat</text:span> :<text:line-break/>Configurer la communication MQTT entre deux smartphones utilisant Termux, avec Mosquitto installé sur l’un des appareils comme broker.</text:p>
      <text:p text:style-name="P63"/>
      <text:h text:style-name="P64" text:outline-level="3">1. Résumé partie générale</text:h>
      <text:list text:style-name="L30">
        <text:list-item>
          <text:p text:style-name="P75"><text:span text:style-name="Strong_20_Emphasis">Concepts clés</text:span> :</text:p>
          <text:list>
            <text:list-item>
              <text:p text:style-name="P75">MQTT : protocole léger de messagerie publish/subscribe.</text:p>
            </text:list-item>
            <text:list-item>
              <text:p text:style-name="P75">Broker Mosquitto : serveur MQTT qui gère les messages entre clients.</text:p>
            </text:list-item>
            <text:list-item>
              <text:p text:style-name="P75">Clients MQTT : appareils qui publient ou s’abonnent à des topics.</text:p>
            </text:list-item>
          </text:list>
        </text:list-item>
        <text:list-item>
          <text:p text:style-name="P75"><text:span text:style-name="Strong_20_Emphasis">Outils et technologies abordés</text:span> :</text:p>
          <text:list>
            <text:list-item>
              <text:p text:style-name="P75">Termux (Android terminal emulator)</text:p>
            </text:list-item>
            <text:list-item>
              <text:p text:style-name="P75">Mosquitto (broker MQTT et outils clients : <text:span text:style-name="Source_20_Text">mosquitto_pub</text:span>, <text:span text:style-name="Source_20_Text">mosquitto_sub</text:span>)</text:p>
            </text:list-item>
            <text:list-item>
              <text:p text:style-name="P75">Réseau local (Wi-Fi), IP locale pour la communication directe</text:p>
            </text:list-item>
          </text:list>
        </text:list-item>
        <text:list-item>
          <text:p text:style-name="P75"><text:soft-page-break/><text:span text:style-name="Strong_20_Emphasis">Références utiles</text:span> :</text:p>
          <text:list>
            <text:list-item>
              <text:p text:style-name="P75">Documentation Mosquitto : https://mosquitto.org/documentation/</text:p>
            </text:list-item>
          </text:list>
        </text:list-item>
      </text:list>
      <text:list text:style-name="L31">
        <text:list-item>
          <text:list>
            <text:list-item>
              <text:p text:style-name="P76">Protocoles réseau MQTT (ports par défaut : 1883 pour non sécurisé, 8883 pour TLS)</text:p>
            </text:list-item>
          </text:list>
        </text:list-item>
      </text:list>
      <text:p text:style-name="P63"/>
      <text:h text:style-name="P64" text:outline-level="3">2. Résumé partie spécifique au projet</text:h>
      <text:list text:style-name="L32">
        <text:list-item>
          <text:p text:style-name="P77"><text:span text:style-name="Strong_20_Emphasis">Installation sur le smartphone client</text:span> :</text:p>
        </text:list-item>
      </text:list>
      <text:list text:style-name="L33">
        <text:list-item>
          <text:p text:style-name="P78"><text:span text:style-name="Source_20_Text">pkg update &amp;&amp; pkg upgrade</text:span></text:p>
        </text:list-item>
      </text:list>
      <text:p text:style-name="P74"><text:span text:style-name="Source_20_Text">pkg install mosquitto</text:span></text:p>
      <text:list text:style-name="L34">
        <text:list-item>
          <text:p text:style-name="P79"><text:span text:style-name="Strong_20_Emphasis">Connexion au broker du second smartphone</text:span> :</text:p>
        </text:list-item>
      </text:list>
      <text:list text:style-name="L35">
        <text:list-item>
          <text:p text:style-name="P80">Tester la souscription :</text:p>
        </text:list-item>
      </text:list>
      <text:list text:style-name="L36">
        <text:list-item>
          <text:p text:style-name="P81"><text:span text:style-name="Source_20_Text">mosquitto_sub -h &lt;IP_du_broker&gt; -t test/topic</text:span></text:p>
        </text:list-item>
      </text:list>
      <text:list text:style-name="L37">
        <text:list-item>
          <text:p text:style-name="P82">Publier un message :</text:p>
        </text:list-item>
      </text:list>
      <text:list text:style-name="L38">
        <text:list-item>
          <text:p text:style-name="P83"><text:span text:style-name="Source_20_Text">mosquitto_pub -h &lt;IP_du_broker&gt; -t test/topic -m "Message"</text:span></text:p>
        </text:list-item>
      </text:list>
      <text:list text:style-name="L39">
        <text:list-item>
          <text:p text:style-name="P84"><text:span text:style-name="Strong_20_Emphasis">Configuration du broker Mosquitto</text:span> :</text:p>
        </text:list-item>
      </text:list>
      <text:list text:style-name="L40">
        <text:list-item>
          <text:p text:style-name="P85">Vérifier que le broker écoute sur toutes les interfaces :</text:p>
        </text:list-item>
      </text:list>
      <text:list text:style-name="L41">
        <text:list-item>
          <text:p text:style-name="P86"><text:span text:style-name="Source_20_Text">listener 1883</text:span></text:p>
        </text:list-item>
      </text:list>
      <text:p text:style-name="P74"><text:span text:style-name="Source_20_Text">allow_anonymous true</text:span></text:p>
      <text:list text:style-name="L42">
        <text:list-item>
          <text:p text:style-name="P87">Redémarrage du broker :</text:p>
        </text:list-item>
      </text:list>
      <text:list text:style-name="L43">
        <text:list-item>
          <text:list>
            <text:list-item>
              <text:p text:style-name="P88"><text:span text:style-name="Source_20_Text">pkill mosquitto</text:span></text:p>
              <text:p text:style-name="P89"><text:span text:style-name="Source_20_Text">mosquitto -c $PREFIX/etc/mosquitto/mosquitto.conf -d</text:span></text:p>
            </text:list-item>
          </text:list>
        </text:list-item>
        <text:list-item>
          <text:p text:style-name="P90"><text:span text:style-name="Strong_20_Emphasis">Actions/solutions prises</text:span> :</text:p>
          <text:list>
            <text:list-item>
              <text:p text:style-name="P90">Détermination de l’IP locale du broker (<text:span text:style-name="Source_20_Text">ip a | grep wlan0</text:span>)</text:p>
            </text:list-item>
            <text:list-item>
              <text:p text:style-name="P90">Connexion réussie depuis le smartphone client</text:p>
            </text:list-item>
          </text:list>
        </text:list-item>
        <text:list-item>
          <text:p text:style-name="P90"><text:span text:style-name="Strong_20_Emphasis">Évolutions possibles</text:span> :</text:p>
          <text:list>
            <text:list-item>
              <text:p text:style-name="P90">Activation de l’authentification et gestion des utilisateurs</text:p>
            </text:list-item>
            <text:list-item>
              <text:p text:style-name="P90">Passage à TLS pour sécuriser les messages MQTT</text:p>
            </text:list-item>
            <text:list-item>
              <text:p text:style-name="P90">Automatisation via scripts Termux pour publier ou souscrire au démarrage</text:p>
            </text:list-item>
          </text:list>
        </text:list-item>
        <text:list-item>
          <text:p text:style-name="P90"><text:span text:style-name="Strong_20_Emphasis">Fichiers/Dossiers concernés</text:span> :</text:p>
          <text:list>
            <text:list-item>
              <text:p text:style-name="P90">Aucun code spécifique dans GitHub, mais scripts Termux pourraient être organisés dans <text:span text:style-name="Source_20_Text">01_MQTT/Termux_Scripts/</text:span></text:p>
            </text:list-item>
          </text:list>
        </text:list-item>
      </text:list>
      <text:p text:style-name="P63"/>
      <text:h text:style-name="P64" text:outline-level="3">3. Liens et références</text:h>
      <text:list text:style-name="L44">
        <text:list-item>
          <text:p text:style-name="P91">Voir aussi : [Échanges de données] - Format JSON pour MQTT (V1)</text:p>
        </text:list-item>
        <text:list-item>
          <text:p text:style-name="P91">Versions utilisées : Mosquitto 2.x, Termux dernière version Android</text:p>
        </text:list-item>
      </text:list>
      <text:p text:style-name="P63"/>
      <text:h text:style-name="P64" text:outline-level="3"><text:soft-page-break/>4. Proposition de répartition thématique</text:h>
      <text:list text:style-name="L45">
        <text:list-item>
          <text:p text:style-name="P92">100% [Échanges de données]</text:p>
        </text:list-item>
        <text:list-item>
          <text:p text:style-name="P92">(Si futur projet inclut Arduino ou Node-RED, ajouter des sous-répartitions : ex. 40% Arduino, 60% MQTT/Node-RED)</text:p>
        </text:list-item>
      </text:list>
      <text:p text:style-name="P63"/>
      <text:h text:style-name="P64" text:outline-level="3">5. Changelog</text:h>
      <text:list text:style-name="L46">
        <text:list-item>
          <text:p text:style-name="P93">V1 : Création initiale du résumé MQTT entre smartphones via Termux</text:p>
        </text:list-item>
        <text:list-item>
          <text:p text:style-name="P93">V1a : Ajouter la gestion de l’authentification et TLS pour sécuriser la communication</text:p>
        </text:list-item>
      </text:list>
      <text:p text:style-name="P63"/>
      <text:p text:style-name="P56"/>
      <text:section text:style-name="Sect1" text:name="live-region-assertive">
        <text:p text:style-name="P69"/>
        <text:p text:style-name="P69">Gestion dynamique de l’interface Node-RED Dashboard pour le contrôle d’un robot via sous-flux et <text:span text:style-name="Source_20_Text">ui-control</text:span> </text:p>
      </text:section>
      <text:section text:style-name="Sect1" text:name="live-region-polite">
        <text:p text:style-name="P69"/>
      </text:section>
      <text:p text:style-name="P94"><draw:frame draw:style-name="fr2" draw:name="Objet1" text:anchor-type="as-char" svg:width="0.041cm" svg:height="0.041cm" draw:z-index="1"><draw:floating-frame/></draw:frame><text:s/></text:p>
      <text:p text:style-name="P95"/>
      <text:h text:style-name="Heading_20_1" text:outline-level="1">Gestion dynamique de l’interface Node-RED Dashboard pour le contrôle d’un robot via sous-flux et <text:span text:style-name="Source_20_Text">ui-control</text:span> </text:h>
      <text:p text:style-name="Text_20_body"><text:span text:style-name="Strong_20_Emphasis">Nom du chat original</text:span> :<text:line-break/>Gestion dynamique de l’interface Node-RED Dashboard pour le contrôle d’un robot via sous-flux et <text:span text:style-name="Source_20_Text">ui-control</text:span></text:p>
      <text:p text:style-name="Text_20_body"><text:span text:style-name="Strong_20_Emphasis">Thème associé (provisoire)</text:span> :<text:line-break/>[Node-RED]<text:line-break/>Version proposée : [V2]</text:p>
      <text:p text:style-name="Text_20_body"><text:span text:style-name="Strong_20_Emphasis">Nouveau titre proposé pour le chat thématique</text:span> :<text:line-break/>[Node-RED] - Contrôle dynamique du dashboard et gestion de l’affichage des pages/groups (V2)</text:p>
      <text:p text:style-name="Text_20_body"><text:span text:style-name="Strong_20_Emphasis">Contexte/Objectif de ce chat</text:span> :<text:line-break/>Optimiser la gestion de l’interface Node-RED Dashboard pour un robot contrôlé à distance, en gérant la navigation entre pages et l’affichage conditionnel de groupes et messages d’erreur, avec communication MQTT.</text:p>
      <text:p text:style-name="P96"/>
      <text:h text:style-name="P97" text:outline-level="3">1. Résumé partie générale</text:h>
      <text:list text:style-name="L47">
        <text:list-item>
          <text:p text:style-name="P98"><text:span text:style-name="Strong_20_Emphasis">Outils et technologies</text:span> : Node-RED v4, <text:span text:style-name="Source_20_Text">@flowfuse/node-red-dashboard</text:span> (ui-control), MQTT, JavaScript pour fonctions, JSON pour messages.</text:p>
        </text:list-item>
        <text:list-item>
          <text:p text:style-name="P98"><text:span text:style-name="Strong_20_Emphasis">Concepts clés</text:span> :</text:p>
          <text:list>
            <text:list-item>
              <text:p text:style-name="P98"><text:span text:style-name="Source_20_Text">ui-control</text:span> permet de naviguer entre pages, afficher/masquer des pages ou groupes, et gérer l’activation/desactivation de widgets.</text:p>
            </text:list-item>
            <text:list-item>
              <text:p text:style-name="P98">Messages envoyés vers <text:span text:style-name="Source_20_Text">ui-control</text:span> doivent respecter la structure attendue (pages/groups/page/url/target).</text:p>
            </text:list-item>
            <text:list-item>
              <text:p text:style-name="P98">Importance du <text:span text:style-name="Source_20_Text">socketid</text:span> pour cibler le bon client navigateur dans les sous-flux.</text:p>
            </text:list-item>
            <text:list-item>
              <text:p text:style-name="P98">Différencier messages de <text:span text:style-name="Strong_20_Emphasis">commande UI</text:span> (<text:span text:style-name="Source_20_Text">ui-control</text:span>) et messages de <text:span text:style-name="Strong_20_Emphasis">contenu texte</text:span> (<text:span text:style-name="Source_20_Text">ui_text</text:span>).</text:p>
            </text:list-item>
          </text:list>
        </text:list-item>
        <text:list-item>
          <text:p text:style-name="P98"><text:span text:style-name="Strong_20_Emphasis">Bonnes pratiques</text:span> :</text:p>
          <text:list>
            <text:list-item>
              <text:p text:style-name="P98">Centraliser <text:span text:style-name="Source_20_Text">ui_control</text:span> dans le flow principal pour éviter les problèmes liés aux sous-flux.</text:p>
            </text:list-item>
            <text:list-item>
              <text:p text:style-name="P98">Utiliser <text:span text:style-name="Source_20_Text">msg.payload</text:span> simple pour <text:span text:style-name="Source_20_Text">ui_text</text:span> et objet structuré pour <text:span text:style-name="Source_20_Text">ui_control</text:span>.</text:p>
            </text:list-item>
            <text:list-item>
              <text:p text:style-name="P98">Séparer clairement <text:span text:style-name="Strong_20_Emphasis">données d’affichage</text:span> et <text:span text:style-name="Strong_20_Emphasis">données de traitement</text:span>.</text:p>
            </text:list-item>
            <text:list-item>
              <text:p text:style-name="P98">Initialiser les champs <text:span text:style-name="Source_20_Text">ui_text_input</text:span> à vide en envoyant <text:span text:style-name="Source_20_Text">msg.payload=""</text:span> lors de l’affichage d’une page.</text:p>
            </text:list-item>
          </text:list>
        </text:list-item>
      </text:list>
      <text:p text:style-name="P96"/>
      <text:h text:style-name="P97" text:outline-level="3"><text:soft-page-break/>2. Résumé partie spécifique au projet</text:h>
      <text:list text:style-name="L48">
        <text:list-item>
          <text:p text:style-name="P99"><text:span text:style-name="Strong_20_Emphasis">Navigation conditionnelle entre pages</text:span> :</text:p>
          <text:list>
            <text:list-item>
              <text:p text:style-name="P99">Vérification d’un code dans un sous-flux (<text:span text:style-name="Source_20_Text">verifCode</text:span>).</text:p>
            </text:list-item>
            <text:list-item>
              <text:p text:style-name="P99">Code correct → afficher page admin (<text:span text:style-name="Source_20_Text">P_Admin</text:span>) et masquer page vérification (<text:span text:style-name="Source_20_Text">P_Verif_Code</text:span>).</text:p>
            </text:list-item>
            <text:list-item>
              <text:p text:style-name="P99">Code incorrect → afficher groupe message d’erreur (<text:span text:style-name="Source_20_Text">M-erreur</text:span>) et maintenir page vérification.</text:p>
            </text:list-item>
          </text:list>
        </text:list-item>
        <text:list-item>
          <text:p text:style-name="P99"><text:span text:style-name="Strong_20_Emphasis">Structure des messages</text:span> :</text:p>
        </text:list-item>
      </text:list>
      <text:p text:style-name="P94">*****************************************</text:p>
      <text:h text:style-name="P33" text:outline-level="1">Gestion MQTT et dashboard Node-RED pour Robot Z (SE/SP/RPi)</text:h>
      <text:p text:style-name="P56"><text:span text:style-name="Strong_20_Emphasis">Thème associé (provisoire)</text:span> :<text:line-break/>[Node-RED], [Arduino], [Tasker], [Échanges de données]<text:line-break/>Version proposée : V1</text:p>
      <text:p text:style-name="P56"><text:span text:style-name="Strong_20_Emphasis">Nouveau titre proposé pour le chat thématique</text:span> :<text:line-break/>[Node-RED/Arduino] - Gestion MQTT, dashboard et formulaire de topics pour Robot Z (V1)</text:p>
      <text:p text:style-name="P56"><text:span text:style-name="Strong_20_Emphasis">Contexte/Objectif de ce chat</text:span> :<text:line-break/>Mise en place d’un système de gestion de topics MQTT pour le robot Z, incluant la réception de données capteurs Arduino, le pilotage par smartphone (SE/SP), et la visualisation/édition via Node-RED Dashboard.</text:p>
      <text:p text:style-name="P63"/>
      <text:h text:style-name="P64" text:outline-level="3">1️⃣ Résumé partie générale</text:h>
      <text:list text:style-name="L49">
        <text:list-item>
          <text:p text:style-name="P100"><text:span text:style-name="Strong_20_Emphasis">Technologies et outils abordés</text:span> :</text:p>
          <text:list>
            <text:list-item>
              <text:p text:style-name="P100">MQTT avec Mosquitto (topics, QoS, direction IN/OUT)</text:p>
            </text:list-item>
            <text:list-item>
              <text:p text:style-name="P100">Node-RED Dashboard (<text:span text:style-name="Source_20_Text">ui-table</text:span>, <text:span text:style-name="Source_20_Text">ui-form</text:span>, <text:span text:style-name="Source_20_Text">ui-control</text:span>)</text:p>
            </text:list-item>
            <text:list-item>
              <text:p text:style-name="P100">CSV ↔ JSON pour structurer les données</text:p>
            </text:list-item>
            <text:list-item>
              <text:p text:style-name="P100">Tasker pour automatisations sur smartphone SE/SP</text:p>
            </text:list-item>
            <text:list-item>
              <text:p text:style-name="P100">Arduino pour lecture capteurs US, servos et actionneurs</text:p>
            </text:list-item>
          </text:list>
        </text:list-item>
        <text:list-item>
          <text:p text:style-name="P100"><text:span text:style-name="Strong_20_Emphasis">Concepts clés</text:span> :</text:p>
          <text:list>
            <text:list-item>
              <text:p text:style-name="P100">Topics MQTT structurés avec champ <text:span text:style-name="Source_20_Text">Topic MQTT</text:span>, <text:span text:style-name="Source_20_Text">Direction</text:span>, <text:span text:style-name="Source_20_Text">Description</text:span>, <text:span text:style-name="Source_20_Text">Priorité</text:span>, <text:span text:style-name="Source_20_Text">Source</text:span>, <text:span text:style-name="Source_20_Text">Type</text:span>, <text:span text:style-name="Source_20_Text">QoS</text:span>, <text:span text:style-name="Source_20_Text">Ref Objet</text:span>, <text:span text:style-name="Source_20_Text">Objet In</text:span>.</text:p>
            </text:list-item>
            <text:list-item>
              <text:p text:style-name="P100">Priorité des messages (Haute, Moyenne, Faible) pour gestion commandes critiques vs non critiques.</text:p>
            </text:list-item>
            <text:list-item>
              <text:p text:style-name="P100"><text:span text:style-name="Source_20_Text">ui-control</text:span> pour afficher/masquer dynamiquement formulaires ou tables dans Node-RED Dashboard.</text:p>
            </text:list-item>
          </text:list>
        </text:list-item>
      </text:list>
      <text:p text:style-name="P63"/>
      <text:h text:style-name="P64" text:outline-level="3">2️⃣ Résumé partie spécifique au projet</text:h>
      <text:list text:style-name="L50">
        <text:list-item>
          <text:p text:style-name="P101"><text:span text:style-name="Strong_20_Emphasis">Structure des topics</text:span> :</text:p>
          <text:list>
            <text:list-item>
              <text:p text:style-name="P101">Contrôle/mode : <text:span text:style-name="Source_20_Text">RZ/Mode/Set</text:span> et <text:span text:style-name="Source_20_Text">RZ/Mode/Status</text:span></text:p>
            </text:list-item>
            <text:list-item>
              <text:p text:style-name="P101">Gestion appli : <text:span text:style-name="Source_20_Text">RZ/Appli/Start</text:span>, <text:span text:style-name="Source_20_Text">RZ/Appli/Stop</text:span>, <text:span text:style-name="Source_20_Text">RZ/Appli/Status</text:span></text:p>
            </text:list-item>
            <text:list-item>
              <text:p text:style-name="P101">Info &amp; erreurs : <text:span text:style-name="Source_20_Text">RZ/Info-Erreur/Log</text:span>, <text:span text:style-name="Source_20_Text">SE/Info-Textuelle/Log</text:span>, <text:span text:style-name="Source_20_Text">SP/Info-Textuelle/Log</text:span></text:p>
            </text:list-item>
            <text:list-item>
              <text:p text:style-name="P101">Capteurs/actionneurs : <text:span text:style-name="Source_20_Text">SE/Data/Capteur/&lt;nom&gt;</text:span>, <text:span text:style-name="Source_20_Text">Arduino/Data/Capteur/&lt;nom&gt;</text:span>, <text:span text:style-name="Source_20_Text">SP/Data/Actionneur/&lt;nom&gt;</text:span></text:p>
            </text:list-item>
            <text:list-item>
              <text:p text:style-name="P101">Contrôle fonctions : <text:span text:style-name="Source_20_Text">SE/FonctionCtrl/&lt;nom&gt;</text:span>, <text:span text:style-name="Source_20_Text">SP/FonctionCtrl/&lt;nom&gt;</text:span></text:p>
            </text:list-item>
          </text:list>
        </text:list-item>
        <text:list-item>
          <text:p text:style-name="P101"><text:soft-page-break/><text:span text:style-name="Strong_20_Emphasis">Problèmes et solutions techniques</text:span> :</text:p>
          <text:list>
            <text:list-item>
              <text:p text:style-name="P101">Conversion CSV → JSON pour peupler <text:span text:style-name="Source_20_Text">ui-table</text:span></text:p>
            </text:list-item>
            <text:list-item>
              <text:p text:style-name="P101">Gestion dynamique du formulaire pour ajout/modification/suppression de topics</text:p>
            </text:list-item>
            <text:list-item>
              <text:p text:style-name="P101">Utilisation de <text:span text:style-name="Source_20_Text">ui-control</text:span> pour basculer entre table consultable et formulaire de création</text:p>
            </text:list-item>
            <text:list-item>
              <text:p text:style-name="P101">Stockage persisté via <text:span text:style-name="Source_20_Text">contextStorage</text:span> en fichier CSV pour sauvegarde/recharge</text:p>
            </text:list-item>
            <text:list-item>
              <text:p text:style-name="P101">Gestion des servos et capteurs Arduino via messages JSON interprétés par RPi</text:p>
            </text:list-item>
          </text:list>
        </text:list-item>
        <text:list-item>
          <text:p text:style-name="P101"><text:span text:style-name="Strong_20_Emphasis">Fichiers/dossiers GitHub concernés</text:span> :</text:p>
          <text:list>
            <text:list-item>
              <text:p text:style-name="P101"><text:span text:style-name="Source_20_Text">02_ARDUINO/Capteurs/US_Servo.ino</text:span></text:p>
            </text:list-item>
            <text:list-item>
              <text:p text:style-name="P101"><text:span text:style-name="Source_20_Text">Node-RED/Flows/dashboard_topics.json</text:span></text:p>
            </text:list-item>
            <text:list-item>
              <text:p text:style-name="P101"><text:span text:style-name="Source_20_Text">Node-RED/Flows/start_services.sh</text:span></text:p>
            </text:list-item>
          </text:list>
        </text:list-item>
        <text:list-item>
          <text:p text:style-name="P101"><text:span text:style-name="Strong_20_Emphasis">Décisions clés</text:span> :</text:p>
          <text:list>
            <text:list-item>
              <text:p text:style-name="P101">Séparation des topics par type/source pour priorisation</text:p>
            </text:list-item>
            <text:list-item>
              <text:p text:style-name="P101">Adoption d’un CSV central pour répertoire des topics</text:p>
            </text:list-item>
            <text:list-item>
              <text:p text:style-name="P101">Intégration d’un formulaire Node-RED Dashboard pour édition en direct</text:p>
            </text:list-item>
          </text:list>
        </text:list-item>
        <text:list-item>
          <text:p text:style-name="P101"><text:span text:style-name="Strong_20_Emphasis">Évolutions possibles</text:span> :</text:p>
          <text:list>
            <text:list-item>
              <text:p text:style-name="P101">Ajout de validation dynamique des topics dans le formulaire</text:p>
            </text:list-item>
            <text:list-item>
              <text:p text:style-name="P101">Gestion multi-utilisateur avec verrouillage lors de modification</text:p>
            </text:list-item>
            <text:list-item>
              <text:p text:style-name="P101">Génération automatique de topics à partir de capteurs détectés</text:p>
            </text:list-item>
          </text:list>
        </text:list-item>
      </text:list>
      <text:p text:style-name="P63"/>
      <text:h text:style-name="P64" text:outline-level="3">3️⃣ Liens et références</text:h>
      <text:list text:style-name="L51">
        <text:list-item>
          <text:p text:style-name="P102">Voir aussi :</text:p>
          <text:list>
            <text:list-item>
              <text:p text:style-name="P102">[Échanges de données] - Format JSON pour MQTT (V1)</text:p>
            </text:list-item>
            <text:list-item>
              <text:p text:style-name="P102">[Tasker] - Automation MQTT pour SE/SP</text:p>
            </text:list-item>
            <text:list-item>
              <text:p text:style-name="P102">[Arduino] - Lecture capteurs US et actionneurs servos</text:p>
            </text:list-item>
          </text:list>
        </text:list-item>
        <text:list-item>
          <text:p text:style-name="P102">Versions utilisées :</text:p>
          <text:list>
            <text:list-item>
              <text:p text:style-name="P102">Node-RED Dashboard <text:span text:style-name="Source_20_Text">@flowfuse/node-red-dashboard</text:span></text:p>
            </text:list-item>
            <text:list-item>
              <text:p text:style-name="P102">Mosquitto 2.x</text:p>
            </text:list-item>
            <text:list-item>
              <text:p text:style-name="P102">Arduino IDE 1.8+</text:p>
            </text:list-item>
          </text:list>
        </text:list-item>
      </text:list>
      <text:p text:style-name="P63"/>
      <text:h text:style-name="P64" text:outline-level="3">4️⃣ Répartition thématique</text:h>
      <text:list text:style-name="L52">
        <text:list-item>
          <text:p text:style-name="P103">40% Node-RED (formulaire, table, ui-control)</text:p>
        </text:list-item>
        <text:list-item>
          <text:p text:style-name="P103">30% Arduino (lecture capteurs, servos, messages)</text:p>
        </text:list-item>
        <text:list-item>
          <text:p text:style-name="P103">20% MQTT (structure topics, QoS, direction)</text:p>
        </text:list-item>
        <text:list-item>
          <text:p text:style-name="P103"><text:soft-page-break/>10% Tasker (automation smartphone SE/SP)</text:p>
        </text:list-item>
      </text:list>
      <text:p text:style-name="P63"/>
      <text:h text:style-name="P64" text:outline-level="3">5️⃣ Changelog</text:h>
      <text:list text:style-name="L53">
        <text:list-item>
          <text:p text:style-name="P104"><text:span text:style-name="Strong_20_Emphasis">V1</text:span> : Mise en place initiale CSV → JSON → <text:span text:style-name="Source_20_Text">ui-table</text:span> + formulaire dynamique</text:p>
        </text:list-item>
        <text:list-item>
          <text:p text:style-name="P104"><text:span text:style-name="Strong_20_Emphasis">V1a</text:span> : Ajout du <text:span text:style-name="Source_20_Text">ui-control</text:span> pour basculer affichage table/formulaire</text:p>
        </text:list-item>
        <text:list-item>
          <text:p text:style-name="P104"><text:span text:style-name="Strong_20_Emphasis">V1b</text:span> : Gestion des priorités et séparation topics critiques vs non critiques</text:p>
        </text:list-item>
      </text:list>
      <text:p text:style-name="P94"/>
      <text:p text:style-name="P105">Résumé de chat / RZ<text:line-break/></text:p>
      <text:h text:style-name="Heading_20_1" text:outline-level="1">Création d'un tableau dynamique et d'un formulaire dans Node-RED avec FlowFuse</text:h>
      <text:p text:style-name="P106"><text:span text:style-name="Strong_20_Emphasis">Thème associé</text:span> : [Node-RED]</text:p>
      <text:p text:style-name="P106"><text:span text:style-name="Strong_20_Emphasis">Version proposée</text:span> : [V1]</text:p>
      <text:p text:style-name="P106"><text:span text:style-name="Strong_20_Emphasis">Nouveau titre proposé pour le chat thématique</text:span> : [Node-RED] - Gestion des variables dynamiques et création de formulaires/tableaux éditables avec FlowFuse (V1)</text:p>
      <text:p text:style-name="P107"/>
      <text:h text:style-name="P108" text:outline-level="3"><text:span text:style-name="Strong_20_Emphasis">Contexte/Objectif de ce chat</text:span></text:h>
      <text:p text:style-name="P106">L'objectif principal était de créer un tableau dynamique et un formulaire éditable dans Node-RED en utilisant FlowFuse, afin de gérer des variables stockées dans un fichier JSON (<text:span text:style-name="Source_20_Text">enrichedVars</text:span>). Le but était de permettre la sélection, l'édition et la sauvegarde des propriétés de ces variables, tout en gardant le flux clair et maintenable.</text:p>
      <text:p text:style-name="P107"/>
      <text:h text:style-name="P108" text:outline-level="3"><text:span text:style-name="Strong_20_Emphasis">Résumé partie générale</text:span></text:h>
      <text:h text:style-name="P109" text:outline-level="4"><text:span text:style-name="Strong_20_Emphasis">Outils et technologies abordés</text:span></text:h>
      <text:list text:style-name="L54">
        <text:list-item>
          <text:p text:style-name="P110"><text:span text:style-name="Strong_20_Emphasis">Node-RED</text:span> : Environnement de développement visuel pour connecter des flux de données. </text:p>
        </text:list-item>
        <text:list-item>
          <text:p text:style-name="P110"><text:span text:style-name="Strong_20_Emphasis">FlowFuse Dashboard 2.0</text:span> : Utilisé pour créer des interfaces utilisateur dynamiques (tableaux, formulaires). </text:p>
        </text:list-item>
        <text:list-item>
          <text:p text:style-name="P110"><text:span text:style-name="Strong_20_Emphasis">Nœuds spécifiques</text:span> : </text:p>
          <text:list>
            <text:list-item>
              <text:p text:style-name="P110"><text:span text:style-name="Source_20_Text">ui-template</text:span> : Pour créer des interfaces personnalisées en HTML/JavaScript. </text:p>
            </text:list-item>
            <text:list-item>
              <text:p text:style-name="P110"><text:span text:style-name="Source_20_Text">ui-table</text:span> : Pour afficher des données sous forme de tableau. </text:p>
            </text:list-item>
            <text:list-item>
              <text:p text:style-name="P110"><text:span text:style-name="Source_20_Text">ui-form</text:span> : Pour créer des formulaires interactifs. </text:p>
            </text:list-item>
            <text:list-item>
              <text:p text:style-name="P110"><text:span text:style-name="Source_20_Text">link in</text:span>/<text:span text:style-name="Source_20_Text">link out</text:span> : Pour centraliser la gestion des messages dans un flux complexe. </text:p>
            </text:list-item>
            <text:list-item>
              <text:p text:style-name="P111"><text:span text:style-name="Source_20_Text">subflow</text:span> : Pour regrouper et réutiliser des parties de flux. </text:p>
            </text:list-item>
          </text:list>
        </text:list-item>
      </text:list>
      <text:h text:style-name="P109" text:outline-level="4"><text:span text:style-name="Strong_20_Emphasis">Concepts clés</text:span></text:h>
      <text:list text:style-name="L55">
        <text:list-item>
          <text:p text:style-name="P112"><text:span text:style-name="Strong_20_Emphasis">Gestion des variables dynamiques</text:span> : Utilisation de <text:span text:style-name="Source_20_Text">global.get</text:span> et <text:span text:style-name="Source_20_Text">global.set</text:span> pour manipuler des variables stockées dans un fichier. </text:p>
        </text:list-item>
        <text:list-item>
          <text:p text:style-name="P112"><text:span text:style-name="Strong_20_Emphasis">Tables et formulaires dynamiques</text:span> : Génération de champs ou de colonnes en fonction des données reçues. </text:p>
        </text:list-item>
        <text:list-item>
          <text:p text:style-name="P113"><text:span text:style-name="Strong_20_Emphasis">Centralisation des messages</text:span> : Utilisation de nœuds <text:span text:style-name="Source_20_Text">link</text:span> et <text:span text:style-name="Source_20_Text">switch</text:span> pour diriger les messages vers un nœud <text:span text:style-name="Source_20_Text">ui-text</text:span> unique. </text:p>
        </text:list-item>
      </text:list>
      <text:p text:style-name="P107"/>
      <text:h text:style-name="P108" text:outline-level="3"><text:span text:style-name="Strong_20_Emphasis">Résumé partie spécifique au projet</text:span></text:h>
      <text:h text:style-name="P109" text:outline-level="4"><text:span text:style-name="Strong_20_Emphasis">Étapes clés et solutions techniques</text:span></text:h>
      <text:list text:style-name="L56">
        <text:list-item>
          <text:p text:style-name="P114"><text:span text:style-name="Strong_20_Emphasis">Extraction des propriétés des variables</text:span> :</text:p>
          <text:list>
            <text:list-item>
              <text:p text:style-name="P115"><text:soft-page-break/>Utilisation d'une fonction pour extraire les propriétés d'une variable sélectionnée (ex: <text:span text:style-name="Source_20_Text">leds</text:span>) à partir de <text:span text:style-name="Source_20_Text">enrichedVars</text:span>. </text:p>
            </text:list-item>
            <text:list-item>
              <text:p text:style-name="P115">Structure des données : <text:span text:style-name="Source_20_Text">proprietesByInstance</text:span> pour les propriétés et <text:span text:style-name="Source_20_Text">valeurs</text:span> pour les valeurs associées aux instances. </text:p>
            </text:list-item>
          </text:list>
        </text:list-item>
        <text:list-item>
          <text:p text:style-name="P114"><text:span text:style-name="Strong_20_Emphasis">Création d'un tableau dynamique</text:span> :</text:p>
          <text:list>
            <text:list-item>
              <text:p text:style-name="P115">Utilisation du nœud <text:span text:style-name="Source_20_Text">ui-template</text:span> avec la bibliothèque <text:span text:style-name="Strong_20_Emphasis">Tabulator</text:span> pour créer une table éditable. </text:p>
            </text:list-item>
            <text:list-item>
              <text:p text:style-name="P115">Exemple de code pour générer dynamiquement les colonnes et les lignes en fonction des données. </text:p>
            </text:list-item>
          </text:list>
        </text:list-item>
        <text:list-item>
          <text:p text:style-name="P114"><text:span text:style-name="Strong_20_Emphasis">Création d'un formulaire dynamique</text:span> :</text:p>
          <text:list>
            <text:list-item>
              <text:p text:style-name="P115">Utilisation de <text:span text:style-name="Source_20_Text">ui-template</text:span> pour générer un formulaire en fonction des propriétés et des instances. </text:p>
            </text:list-item>
            <text:list-item>
              <text:p text:style-name="P115">Exemple de code pour créer des champs dynamiques en fonction du nombre d'instances. </text:p>
            </text:list-item>
          </text:list>
        </text:list-item>
        <text:list-item>
          <text:p text:style-name="P114"><text:span text:style-name="Strong_20_Emphasis">Centralisation des messages d'information</text:span> :</text:p>
          <text:list>
            <text:list-item>
              <text:p text:style-name="P115">Utilisation de nœuds <text:span text:style-name="Source_20_Text">link in</text:span>/<text:span text:style-name="Source_20_Text">link out</text:span> et <text:span text:style-name="Source_20_Text">switch</text:span> pour diriger les messages vers un nœud <text:span text:style-name="Source_20_Text">ui-text</text:span> unique. </text:p>
            </text:list-item>
            <text:list-item>
              <text:p text:style-name="P114">Exemple de structure pour gérer les messages en fonction de <text:span text:style-name="Source_20_Text">msg.topic</text:span> ou <text:span text:style-name="Source_20_Text">msg.info</text:span>. </text:p>
            </text:list-item>
          </text:list>
        </text:list-item>
      </text:list>
      <text:h text:style-name="P109" text:outline-level="4"><text:span text:style-name="Strong_20_Emphasis">Décisions et évolutions possibles</text:span></text:h>
      <text:list text:style-name="L57">
        <text:list-item>
          <text:p text:style-name="P116"><text:span text:style-name="Strong_20_Emphasis">Utilisation de sous-flux</text:span> : Pour regrouper les fonctions réutilisables et simplifier le flux principal. </text:p>
        </text:list-item>
        <text:list-item>
          <text:p text:style-name="P116"><text:span text:style-name="Strong_20_Emphasis">Amélioration de la clarté du flux</text:span> : Utilisation de groupes, de couleurs et de commentaires pour organiser visuellement le flux. </text:p>
        </text:list-item>
        <text:list-item>
          <text:p text:style-name="P117"><text:span text:style-name="Strong_20_Emphasis">Perspectives</text:span> : Intégration de nouvelles fonctionnalités comme l'ajout/suppression dynamique de variables ou d'instances. </text:p>
        </text:list-item>
      </text:list>
      <text:p text:style-name="P107"/>
      <text:h text:style-name="P108" text:outline-level="3"><text:span text:style-name="Strong_20_Emphasis">Liens et références</text:span></text:h>
      <text:list text:style-name="L58">
        <text:list-item>
          <text:p text:style-name="P118"><text:span text:style-name="Strong_20_Emphasis">Documentation FlowFuse</text:span> : </text:p>
          <text:list>
            <text:list-item>
              <text:p text:style-name="P118"><text:a xlink:type="simple" xlink:href="https://flows.nodered.org/node/node-red-node-ui-table" office:target-frame-name="_blank" xlink:show="new" text:style-name="Internet_20_link" text:visited-style-name="Visited_20_Internet_20_Link">ui-table</text:a> </text:p>
            </text:list-item>
            <text:list-item>
              <text:p text:style-name="P118"><text:a xlink:type="simple" xlink:href="https://flowfuse.com/node-red/core-nodes/template/" office:target-frame-name="_blank" xlink:show="new" text:style-name="Internet_20_link" text:visited-style-name="Visited_20_Internet_20_Link">ui-template</text:a> </text:p>
            </text:list-item>
            <text:list-item>
              <text:p text:style-name="P118"><text:a xlink:type="simple" xlink:href="https://dashboard.flowfuse.com/nodes/widgets/ui-form.html" office:target-frame-name="_blank" xlink:show="new" text:style-name="Internet_20_link" text:visited-style-name="Visited_20_Internet_20_Link">ui-form</text:a> </text:p>
            </text:list-item>
          </text:list>
        </text:list-item>
        <text:list-item>
          <text:p text:style-name="P118"><text:span text:style-name="Strong_20_Emphasis">Exemples de flux</text:span> : </text:p>
          <text:list>
            <text:list-item>
              <text:p text:style-name="P118"><text:a xlink:type="simple" xlink:href="https://flows.nodered.org/flow/8a0959d742e9af9517312b2f8b44e500" office:target-frame-name="_blank" xlink:show="new" text:style-name="Internet_20_link" text:visited-style-name="Visited_20_Internet_20_Link">Dynamic tables using template</text:a> </text:p>
            </text:list-item>
            <text:list-item>
              <text:p text:style-name="P118"><text:a xlink:type="simple" xlink:href="https://flows.nodered.org/flow/8635c45d4f54e160649c7b00a075a350" office:target-frame-name="_blank" xlink:show="new" text:style-name="Internet_20_link" text:visited-style-name="Visited_20_Internet_20_Link">Editable table (CRUD) using flow context</text:a> </text:p>
            </text:list-item>
          </text:list>
        </text:list-item>
        <text:list-item>
          <text:p text:style-name="P118"><text:span text:style-name="Strong_20_Emphasis">Bibliothèques externes</text:span> : </text:p>
          <text:list>
            <text:list-item>
              <text:p text:style-name="P119"><text:a xlink:type="simple" xlink:href="http://tabulator.info/" office:target-frame-name="_blank" xlink:show="new" text:style-name="Internet_20_link" text:visited-style-name="Visited_20_Internet_20_Link">Tabulator</text:a> </text:p>
            </text:list-item>
          </text:list>
        </text:list-item>
      </text:list>
      <text:p text:style-name="P107"/>
      <text:h text:style-name="P108" text:outline-level="3"><text:span text:style-name="Strong_20_Emphasis">Proposition de répartition</text:span></text:h>
      <text:list text:style-name="L59">
        <text:list-item>
          <text:p text:style-name="P120"><text:span text:style-name="Strong_20_Emphasis">100% [Node-RED]</text:span> : Ce chat est entièrement centré sur l'utilisation de Node-RED et FlowFuse pour gérer des variables dynamiques et créer des interfaces utilisateur. </text:p>
        </text:list-item>
      </text:list>
      <text:p text:style-name="P107"/>
      <text:h text:style-name="P108" text:outline-level="3"><text:soft-page-break/><text:span text:style-name="Strong_20_Emphasis">Format de sortie</text:span></text:h>
      <text:h text:style-name="P109" text:outline-level="4"><text:span text:style-name="Strong_20_Emphasis">Encadré "Changelog"</text:span></text:h>
      <text:list text:style-name="L60">
        <text:list-item>
          <text:p text:style-name="P121"><text:span text:style-name="Strong_20_Emphasis">V1</text:span> : Version initiale couvrant la gestion des variables dynamiques, la création de tableaux et formulaires éditables, et la centralisation des messages</text:p>
        </text:list-item>
      </text:list>
      <text:p text:style-name="P122"/>
      <text:h text:style-name="P33" text:outline-level="1"><text:span text:style-name="T2">Node-Red - </text:span>Utilisation de node.warn</text:h>
      <text:p text:style-name="P123">Dans Node-RED, la fonction <text:span text:style-name="Source_20_Text">node.warn()</text:span> est utilisée pour afficher des messages d'avertissement dans la barre latérale de débogage, ce qui peut vous aider à suivre le fonctionnement de vos fonctions et à déboguer votre flux. Voici comment cela fonctionne et où les résultats sont affichés :</text:p>
      <text:list text:style-name="L61">
        <text:list-item>
          <text:p text:style-name="P124"><text:span text:style-name="Strong_20_Emphasis">Utilisation de </text:span><text:span text:style-name="Strong_20_Emphasis"><text:span text:style-name="Source_20_Text">node.warn()</text:span></text:span> : Vous pouvez utiliser <text:span text:style-name="Source_20_Text">node.warn()</text:span> dans un nœud de fonction pour envoyer des messages d'avertissement. Ces messages apparaîtront dans l'onglet de débogage situé à droite de l'éditeur de flux de Node-RED. Par exemple, <text:span text:style-name="Source_20_Text">node.warn("Ceci est un message d'avertissement");</text:span> affichera "Ceci est un message d'avertissement" dans l'onglet de débogagenodered.org+3.</text:p>
        </text:list-item>
        <text:list-item>
          <text:p text:style-name="P124"><text:span text:style-name="Strong_20_Emphasis">Affichage des résultats</text:span> : Les messages générés par <text:span text:style-name="Source_20_Text">node.warn()</text:span> sont envoyés à l'onglet de débogage de Node-RED. Ils sont généralement affichés en jaune pour les distinguer des messages d'erreur, qui sont en rougenodered.org+2.</text:p>
        </text:list-item>
        <text:list-item>
          <text:p text:style-name="P124"><text:span text:style-name="Strong_20_Emphasis">Autres niveaux de journalisation</text:span> : En plus de <text:span text:style-name="Source_20_Text">node.warn()</text:span>, vous pouvez utiliser <text:span text:style-name="Source_20_Text">node.error()</text:span> pour les messages d'erreur et <text:span text:style-name="Source_20_Text">node.log()</text:span> pour les messages de journalisation généraux. Ces messages sont également visibles dans l'onglet de débogagenodered.org+2.</text:p>
        </text:list-item>
        <text:list-item>
          <text:p text:style-name="P124"><text:span text:style-name="Strong_20_Emphasis">Journalisation des services</text:span> : Si vous exécutez Node-RED en tant que service système, les messages de journalisation peuvent également apparaître dans le journal système. Par exemple, sur un Raspberry Pi, vous pouvez utiliser la commande <text:span text:style-name="Source_20_Text">node-red-log</text:span> pour afficher le journal du servicenodered.org+1.</text:p>
        </text:list-item>
      </text:list>
      <text:p text:style-name="P122"/>
      <text:h text:style-name="P33" text:outline-level="1">Fichiers .md</text:h>
      <text:p text:style-name="P125">Pour lire les fichiers <text:span text:style-name="Source_20_Text">.md</text:span> (Markdown), vous pouvez utiliser plusieurs logiciels et éditeurs de texte. Voici quelques options populaires :</text:p>
      <text:section text:style-name="Sect1" text:name="54aad3ae-4036-4dfb-adc0-71e690ca48c4">
        <text:list text:style-name="L62">
          <text:list-item>
            <text:p text:style-name="P126"><text:span text:style-name="Strong_20_Emphasis">Visual Studio Code</text:span> : Un éditeur de code source très populaire qui supporte les fichiers Markdown avec des extensions pour le rendu en temps réel.</text:p>
          </text:list-item>
          <text:list-item>
            <text:p text:style-name="P126"><text:span text:style-name="Strong_20_Emphasis">Typora</text:span> : Un éditeur Markdown minimaliste qui permet de voir le rendu final en temps réel pendant que vous tapez.</text:p>
          </text:list-item>
          <text:list-item>
            <text:p text:style-name="P126"><text:span text:style-name="Strong_20_Emphasis">Atom</text:span> : Un autre éditeur de texte qui supporte le Markdown et offre des packages pour améliorer l'expérience d'édition.</text:p>
          </text:list-item>
          <text:list-item>
            <text:p text:style-name="P126"><text:span text:style-name="Strong_20_Emphasis">Sublime Text</text:span> : Un éditeur de texte sophistiqué qui supporte le Markdown avec des plugins.</text:p>
          </text:list-item>
          <text:list-item>
            <text:p text:style-name="P126"><text:span text:style-name="Strong_20_Emphasis">Notepad++</text:span> : Un éditeur de texte pour Windows qui peut être utilisé pour éditer des fichiers Markdown, bien qu'il ne fournisse pas de rendu en temps réel sans plugins supplémentaires.</text:p>
          </text:list-item>
          <text:list-item>
            <text:p text:style-name="P126"><text:span text:style-name="Strong_20_Emphasis">MarkdownPad</text:span> : Un éditeur Markdown pour Windows.</text:p>
          </text:list-item>
          <text:list-item>
            <text:p text:style-name="P126"><text:span text:style-name="Strong_20_Emphasis">iA Writer</text:span> : Une application d'édition de texte simple et élégante qui supporte le Markdown.</text:p>
          </text:list-item>
          <text:list-item>
            <text:p text:style-name="P126"><text:span text:style-name="Strong_20_Emphasis">Obsidian</text:span> : Un outil de prise de notes qui utilise le Markdown et offre de nombreuses fonctionnalités pour organiser et lier vos notes.</text:p>
          </text:list-item>
        </text:list>
        <text:p text:style-name="P127">La plupart de ces outils sont gratuits ou offrent des versions d'essai gratuites, vous pouvez donc essayer plusieurs pour voir lequel vous convient le mieux.</text:p>
        <text:p text:style-name="P128">11 juil., 8:12</text:p>
      </text:section>
      <text:section text:style-name="Sect1" text:name="3a17679f-8806-419a-999c-bad7c1850029">
        <text:p text:style-name="P129">y en a t’il open source gratuit</text:p>
        <text:p text:style-name="P130">11 juil., 8:13</text:p>
      </text:section>
      <text:section text:style-name="Sect1" text:name="f7b50fba-1592-493c-ba9d-047b6d4dcec8">
        <text:p text:style-name="P131">Oui, il existe plusieurs logiciels open source et gratuits pour lire et éditer des fichiers Markdown. En voici quelques-uns :</text:p>
        <text:list text:style-name="L63">
          <text:list-item>
            <text:p text:style-name="P132"><text:span text:style-name="Strong_20_Emphasis">Visual Studio Code</text:span> : Bien que l'application elle-même soit gratuite, elle n'est pas entièrement open source. Cependant, elle est très populaire pour l'édition de fichiers Markdown et dispose de nombreuses extensions pour améliorer cette fonctionnalité.</text:p>
          </text:list-item>
          <text:list-item>
            <text:p text:style-name="P132"><text:span text:style-name="Strong_20_Emphasis">Atom</text:span> : Développé par GitHub, Atom est un éditeur de texte open source qui supporte le Markdown et offre de nombreuses extensions pour le rendu et l'édition.</text:p>
          </text:list-item>
          <text:list-item>
            <text:p text:style-name="P132"><text:span text:style-name="Strong_20_Emphasis">Typora</text:span> : Bien que Typora soit un excellent éditeur Markdown, il n'est pas entièrement open source. Il offre une version gratuite mais avec des limitations.</text:p>
          </text:list-item>
          <text:list-item>
            <text:p text:style-name="P132"><text:span text:style-name="Strong_20_Emphasis">Ghostwriter</text:span> : Un éditeur de texte Markdown open source pour les systèmes d'exploitation Windows et macOS, conçu pour être sans distraction.</text:p>
          </text:list-item>
          <text:list-item>
            <text:p text:style-name="P132"><text:span text:style-name="Strong_20_Emphasis">Remarkable</text:span> : Un éditeur Markdown open source pour Linux, qui offre un rendu en temps réel.</text:p>
          </text:list-item>
          <text:list-item>
            <text:p text:style-name="P132"><text:span text:style-name="Strong_20_Emphasis">Apostrophe</text:span> : Un autre éditeur Markdown open source qui se concentre sur la simplicité et l'efficacité.</text:p>
          </text:list-item>
        </text:list>
        <text:p text:style-name="P127">Ces outils sont tous gratuits et open source, ce qui signifie que vous pouvez les utiliser sans frais et, dans certains cas, contribuer à leur développement si vous le souhaitez.</text:p>
        <text:p text:style-name="P128"><text:soft-page-break/>11 juil., 8:13</text:p>
      </text:section>
      <text:section text:style-name="Sect1" text:name="bdd1c35a-f75f-4d1b-a6ce-1af66012cb04">
        <text:p text:style-name="P129">précise moi ce que peut faire un logiciel markdown et l’intérêt de ce format md</text:p>
        <text:p text:style-name="P130">11 juil., 8:15</text:p>
      </text:section>
      <text:section text:style-name="Sect1" text:name="28b7eed7-aa97-499b-b138-f3a92dccd229">
        <text:p text:style-name="P131">Le format Markdown est un langage de balisage léger conçu pour être facile à lire et à écrire. Il permet de formater du texte brut en utilisant une syntaxe simple et intuitive, qui peut ensuite être convertie en HTML ou d'autres formats. Voici ce que peut faire un logiciel Markdown et l'intérêt de ce format :</text:p>
        <text:h text:style-name="P133" text:outline-level="3">Fonctionnalités d'un logiciel Markdown</text:h>
        <text:list text:style-name="L64">
          <text:list-item>
            <text:p text:style-name="P134"><text:span text:style-name="Strong_20_Emphasis">Édition de texte</text:span> : Les logiciels Markdown permettent d'écrire et de formater du texte en utilisant une syntaxe simple. Par exemple, vous pouvez créer des titres, des listes, des liens, des images, etc.</text:p>
          </text:list-item>
          <text:list-item>
            <text:p text:style-name="P134"><text:span text:style-name="Strong_20_Emphasis">Rendu en temps réel</text:span> : De nombreux éditeurs Markdown offrent un aperçu en temps réel du rendu final, ce qui permet de voir à quoi ressemblera le texte une fois converti en HTML ou autre format.</text:p>
          </text:list-item>
          <text:list-item>
            <text:p text:style-name="P134"><text:span text:style-name="Strong_20_Emphasis">Export vers différents formats</text:span> : Les logiciels Markdown permettent souvent d'exporter le texte vers différents formats, tels que HTML, PDF, et parfois même des formats de document comme DOCX.</text:p>
          </text:list-item>
          <text:list-item>
            <text:p text:style-name="P134"><text:span text:style-name="Strong_20_Emphasis">Gestion des fichiers</text:span> : Certains éditeurs Markdown permettent de gérer plusieurs fichiers Markdown, d'organiser des projets et de naviguer facilement entre différents documents.</text:p>
          </text:list-item>
          <text:list-item>
            <text:p text:style-name="P134"><text:span text:style-name="Strong_20_Emphasis">Extensions et personnalisation</text:span> : De nombreux éditeurs Markdown supportent des extensions ou des plugins pour ajouter des fonctionnalités supplémentaires, comme des thèmes visuels, des outils de collaboration, etc.</text:p>
          </text:list-item>
        </text:list>
        <text:h text:style-name="P133" text:outline-level="3">Intérêt du format Markdown</text:h>
        <text:list text:style-name="L65">
          <text:list-item>
            <text:p text:style-name="P135"><text:span text:style-name="Strong_20_Emphasis">Simplicité</text:span> : La syntaxe Markdown est très simple à apprendre et à utiliser, ce qui la rend accessible même aux personnes qui ne sont pas familières avec les langages de balisage comme HTML.</text:p>
          </text:list-item>
          <text:list-item>
            <text:p text:style-name="P135"><text:span text:style-name="Strong_20_Emphasis">Lisibilité</text:span> : Le texte Markdown est lisible même sans être converti, ce qui n'est pas toujours le cas avec d'autres langages de balisage.</text:p>
          </text:list-item>
          <text:list-item>
            <text:p text:style-name="P135"><text:span text:style-name="Strong_20_Emphasis">Portabilité</text:span> : Les fichiers Markdown sont des fichiers texte brut, ce qui signifie qu'ils peuvent être ouverts et édités avec n'importe quel éditeur de texte, sur n'importe quelle plateforme.</text:p>
          </text:list-item>
          <text:list-item>
            <text:p text:style-name="P135"><text:span text:style-name="Strong_20_Emphasis">Conversion facile</text:span> : Le Markdown peut être facilement converti en HTML, PDF, et d'autres formats, ce qui le rend très utile pour la publication de contenu sur le web ou pour la création de documents imprimables.</text:p>
          </text:list-item>
          <text:list-item>
            <text:p text:style-name="P135"><text:span text:style-name="Strong_20_Emphasis">Utilisation courante</text:span> : Le Markdown est largement utilisé pour la documentation logicielle, les fichiers README sur des plateformes comme GitHub, les blogs, et même pour écrire des livres.</text:p>
          </text:list-item>
          <text:list-item>
            <text:p text:style-name="P135"><text:span text:style-name="Strong_20_Emphasis">Collaboration</text:span> : Grâce à sa simplicité et à sa lisibilité, le Markdown est idéal pour la collaboration sur des documents textuels, notamment dans des environnements de développement logiciel.</text:p>
          </text:list-item>
        </text:list>
        <text:p text:style-name="P127">En résumé, le format Markdown et les logiciels associés offrent une manière simple et efficace de <text:soft-page-break/>créer, formater et convertir du texte, ce qui en fait un outil précieux pour de nombreux types de projets et de workflows.</text:p>
      </text:section>
      <text:p text:style-name="P125"/>
      <text:h text:style-name="P33" text:outline-level="1"><text:span text:style-name="Strong_20_Emphasis">[Node-RED/Arduino] - Gestion MQTT, dashboard et formulaire de topics pour Robot Z (V1)</text:span></text:h>
      <text:h text:style-name="P64" text:outline-level="3"><text:span text:style-name="Strong_20_Emphasis">Contexte/Objectif</text:span></text:h>
      <text:p text:style-name="P56">Mise en place d’un système de gestion des <text:span text:style-name="Strong_20_Emphasis">topics MQTT</text:span> pour le robot Z, incluant :</text:p>
      <text:list text:style-name="L66">
        <text:list-item>
          <text:p text:style-name="P136">Réception des données capteurs Arduino</text:p>
        </text:list-item>
        <text:list-item>
          <text:p text:style-name="P136">Pilotage via smartphone (SE/SP) avec Tasker</text:p>
        </text:list-item>
        <text:list-item>
          <text:p text:style-name="P136">Visualisation et édition via <text:span text:style-name="Strong_20_Emphasis">Node-RED Dashboard</text:span></text:p>
        </text:list-item>
      </text:list>
      <text:p text:style-name="P63"/>
      <text:h text:style-name="P64" text:outline-level="3"><text:span text:style-name="Strong_20_Emphasis">1️⃣ Technologies et Concepts Clés</text:span></text:h>
      <text:list text:style-name="L67">
        <text:list-item>
          <text:p text:style-name="P137"><text:span text:style-name="Strong_20_Emphasis">MQTT</text:span> : Mosquitto 2.x, gestion topics, QoS, direction IN/OUT</text:p>
        </text:list-item>
        <text:list-item>
          <text:p text:style-name="P137"><text:span text:style-name="Strong_20_Emphasis">Node-RED Dashboard</text:span> (<text:span text:style-name="Source_20_Text">@flowfuse/node-red-dashboard</text:span>) : ui-table, ui-form, ui-control</text:p>
        </text:list-item>
        <text:list-item>
          <text:p text:style-name="P137"><text:span text:style-name="Strong_20_Emphasis">Arduino</text:span> : capteurs US, servos et actionneurs</text:p>
        </text:list-item>
        <text:list-item>
          <text:p text:style-name="P137"><text:span text:style-name="Strong_20_Emphasis">Tasker</text:span> : automatisation sur smartphones SE/SP</text:p>
        </text:list-item>
        <text:list-item>
          <text:p text:style-name="P137"><text:span text:style-name="Strong_20_Emphasis">CSV ↔ JSON</text:span> : structurer et persister les données topics</text:p>
        </text:list-item>
      </text:list>
      <text:p text:style-name="P56"><text:span text:style-name="Strong_20_Emphasis">Concepts clés :</text:span></text:p>
      <text:list text:style-name="L68">
        <text:list-item>
          <text:p text:style-name="P138">Topics structurés : <text:span text:style-name="Source_20_Text">Topic MQTT | Direction | Description | Priorité | Source | Type | QoS | Ref Objet | Objet In</text:span></text:p>
        </text:list-item>
        <text:list-item>
          <text:p text:style-name="P138">Priorisation messages : Haute / Moyenne / Faible</text:p>
        </text:list-item>
        <text:list-item>
          <text:p text:style-name="P138"><text:span text:style-name="Source_20_Text">ui-control</text:span> : afficher/masquer dynamiquement formulaires ou tables</text:p>
        </text:list-item>
        <text:list-item>
          <text:p text:style-name="P138">Stockage persisté : <text:span text:style-name="Source_20_Text">contextStorage</text:span> en fichier CSV</text:p>
        </text:list-item>
      </text:list>
      <text:p text:style-name="P63"/>
      <text:h text:style-name="P64" text:outline-level="3"><text:span text:style-name="Strong_20_Emphasis">2️⃣ Structure des Topics du Projet</text:span></text:h>
      <table:table table:name="Tableau2" table:style-name="Tableau2">
        <table:table-column table:style-name="Tableau2.A"/>
        <table:table-column table:style-name="Tableau2.B"/>
        <table:table-header-rows>
          <table:table-row>
            <table:table-cell table:style-name="Tableau2.A1" office:value-type="string">
              <text:p text:style-name="Table_20_Heading">Type</text:p>
            </table:table-cell>
            <table:table-cell table:style-name="Tableau2.A1" office:value-type="string">
              <text:p text:style-name="Table_20_Heading">Topics principaux</text:p>
            </table:table-cell>
          </table:table-row>
        </table:table-header-rows>
        <table:table-row>
          <table:table-cell table:style-name="Tableau2.A1" office:value-type="string">
            <text:p text:style-name="Table_20_Contents">Contrôle / Mode</text:p>
          </table:table-cell>
          <table:table-cell table:style-name="Tableau2.A1" office:value-type="string">
            <text:p text:style-name="Table_20_Contents"><text:span text:style-name="Source_20_Text">RZ/Mode/Set</text:span>, <text:span text:style-name="Source_20_Text">RZ/Mode/Status</text:span></text:p>
          </table:table-cell>
        </table:table-row>
        <table:table-row>
          <table:table-cell table:style-name="Tableau2.A1" office:value-type="string">
            <text:p text:style-name="Table_20_Contents">Gestion appli</text:p>
          </table:table-cell>
          <table:table-cell table:style-name="Tableau2.A1" office:value-type="string">
            <text:p text:style-name="Table_20_Contents"><text:span text:style-name="Source_20_Text">RZ/Appli/Start</text:span>, <text:span text:style-name="Source_20_Text">RZ/Appli/Stop</text:span>, <text:span text:style-name="Source_20_Text">RZ/Appli/Status</text:span></text:p>
          </table:table-cell>
        </table:table-row>
        <table:table-row>
          <table:table-cell table:style-name="Tableau2.A1" office:value-type="string">
            <text:p text:style-name="Table_20_Contents">Info &amp; erreurs</text:p>
          </table:table-cell>
          <table:table-cell table:style-name="Tableau2.A1" office:value-type="string">
            <text:p text:style-name="Table_20_Contents"><text:span text:style-name="Source_20_Text">RZ/Info-Erreur/Log</text:span>, <text:span text:style-name="Source_20_Text">SE/Info-Textuelle/Log</text:span>, <text:span text:style-name="Source_20_Text">SP/Info-Textuelle/Log</text:span></text:p>
          </table:table-cell>
        </table:table-row>
        <table:table-row>
          <table:table-cell table:style-name="Tableau2.A1" office:value-type="string">
            <text:p text:style-name="Table_20_Contents">Capteurs / Actionneurs</text:p>
          </table:table-cell>
          <table:table-cell table:style-name="Tableau2.A1" office:value-type="string">
            <text:p text:style-name="Table_20_Contents"><text:span text:style-name="Source_20_Text">SE/Data/Capteur/&lt;nom&gt;</text:span>, <text:span text:style-name="Source_20_Text">Arduino/Data/Capteur/&lt;nom&gt;</text:span>, <text:span text:style-name="Source_20_Text">SP/Data/Actionneur/&lt;nom&gt;</text:span></text:p>
          </table:table-cell>
        </table:table-row>
        <table:table-row>
          <table:table-cell table:style-name="Tableau2.A1" office:value-type="string">
            <text:p text:style-name="Table_20_Contents">Contrôle fonctions</text:p>
          </table:table-cell>
          <table:table-cell table:style-name="Tableau2.A1" office:value-type="string">
            <text:p text:style-name="Table_20_Contents"><text:span text:style-name="Source_20_Text">SE/FonctionCtrl/&lt;nom&gt;</text:span>, <text:span text:style-name="Source_20_Text">SP/FonctionCtrl/&lt;nom&gt;</text:span></text:p>
          </table:table-cell>
        </table:table-row>
      </table:table>
      <text:p text:style-name="P94"/>
      <text:p text:style-name="P95"><text:span text:style-name="Strong_20_Emphasis">"[Arduino] - Optimisation des communications série et gestion centralisée des erreurs pour le robot Z (V1)"</text:span></text:p>
      <text:p text:style-name="P63"/>
      <text:h text:style-name="P64" text:outline-level="3"><text:span text:style-name="Strong_20_Emphasis">Contexte/Objectif de ce chat :</text:span></text:h>
      <text:p text:style-name="P56">Ce chat traite de l'<text:span text:style-name="Strong_20_Emphasis">optimisation des communications série</text:span> entre Arduino et Node-RED, ainsi que de la <text:span text:style-name="Strong_20_Emphasis">gestion centralisée des erreurs</text:span> (débordements de buffer, erreurs de parsing) pour le projet de robot Z. L'objectif est d'assurer une <text:span text:style-name="Strong_20_Emphasis">transmission fiable des données</text:span> tout en intégrant un système d'urgence cohérent pour gérer les pannes logicielles ou matérielles.</text:p>
      <text:p text:style-name="P63"/>
      <text:h text:style-name="P64" text:outline-level="3"><text:span text:style-name="Strong_20_Emphasis">Résumé partie générale :</text:span></text:h>
      <text:h text:style-name="P139" text:outline-level="4"><text:span text:style-name="Strong_20_Emphasis">Concepts clés et outils abordés :</text:span></text:h>
      <text:list text:style-name="L69">
        <text:list-item>
          <text:p text:style-name="P140"><text:span text:style-name="Strong_20_Emphasis">Protocole de communication série</text:span> : </text:p>
          <text:list>
            <text:list-item>
              <text:p text:style-name="P140">Format personnalisé <text:span text:style-name="Source_20_Text">VPIV</text:span> (Variable-Property-Instance-Value) pour échanger des données structurées entre Arduino et Node-RED. </text:p>
            </text:list-item>
            <text:list-item>
              <text:p text:style-name="P140">Exemple de message : <text:span text:style-name="Source_20_Text">$V:US:U,3,D,45#</text:span> (Type:V, Variable:U, Instances:3, Propriété:D, Valeur:45). </text:p>
            </text:list-item>
          </text:list>
        </text:list-item>
        <text:list-item>
          <text:p text:style-name="P140"><text:span text:style-name="Strong_20_Emphasis">Gestion des erreurs</text:span> : </text:p>
          <text:list>
            <text:list-item>
              <text:p text:style-name="P140">Utilisation de <text:span text:style-name="Source_20_Text">sscanf</text:span> pour le parsing des données et vérification des retours pour éviter les comportements imprévisibles. </text:p>
            </text:list-item>
            <text:list-item>
              <text:p text:style-name="P140">Détection des <text:span text:style-name="Strong_20_Emphasis">débordements de buffer</text:span> et des <text:span text:style-name="Strong_20_Emphasis">erreurs de format</text:span> (ex: comparaison de <text:span text:style-name="Source_20_Text">char</text:span> avec des chaînes littérales). </text:p>
            </text:list-item>
          </text:list>
        </text:list-item>
        <text:list-item>
          <text:p text:style-name="P140"><text:span text:style-name="Strong_20_Emphasis">Bibliothèques et fonctions C/C++</text:span> : </text:p>
          <text:list>
            <text:list-item>
              <text:p text:style-name="P140"><text:span text:style-name="Source_20_Text">string.h</text:span> pour les manipulations sécurisées de chaînes (<text:span text:style-name="Source_20_Text">strncpy</text:span>, <text:span text:style-name="Source_20_Text">memset</text:span>, <text:span text:style-name="Source_20_Text">strcmp</text:span>). </text:p>
            </text:list-item>
            <text:list-item>
              <text:p text:style-name="P141"><text:span text:style-name="Source_20_Text">stdarg.h</text:span> (non utilisé ici, mais utile pour des fonctions variadiques). </text:p>
            </text:list-item>
          </text:list>
        </text:list-item>
      </text:list>
      <text:h text:style-name="P139" text:outline-level="4"><text:span text:style-name="Strong_20_Emphasis">Outils et technologies :</text:span></text:h>
      <text:list text:style-name="L70">
        <text:list-item>
          <text:p text:style-name="P142"><text:span text:style-name="Strong_20_Emphasis">Matériel</text:span> : Arduino Mega, capteurs (ultrasons, IR, etc.). </text:p>
        </text:list-item>
        <text:list-item>
          <text:p text:style-name="P142"><text:span text:style-name="Strong_20_Emphasis">Logiciel</text:span> : IDE Arduino 2.3.6, bibliothèques personnalisées (<text:span text:style-name="Source_20_Text">RZlibrairiesPerso</text:span>). </text:p>
        </text:list-item>
        <text:list-item>
          <text:p text:style-name="P143"><text:span text:style-name="Strong_20_Emphasis">Protocole</text:span> : Communication série personnalisée (format <text:span text:style-name="Source_20_Text">VPIV</text:span>). </text:p>
        </text:list-item>
      </text:list>
      <text:p text:style-name="P63"/>
      <text:h text:style-name="P64" text:outline-level="3"><text:span text:style-name="Strong_20_Emphasis">Résumé partie spécifique au projet :</text:span></text:h>
      <text:h text:style-name="P139" text:outline-level="4"><text:span text:style-name="Strong_20_Emphasis">Détails techniques et décisions :</text:span></text:h>
      <text:list text:style-name="L71">
        <text:list-item>
          <text:p text:style-name="P144"><text:span text:style-name="Strong_20_Emphasis">Structure des messages</text:span> :</text:p>
          <text:list>
            <text:list-item>
              <text:p text:style-name="P144">Définition d'une <text:span text:style-name="Strong_20_Emphasis">structure </text:span><text:span text:style-name="Strong_20_Emphasis"><text:span text:style-name="Source_20_Text">MessageVPIV</text:span></text:span> dans <text:span text:style-name="Source_20_Text">communication.h</text:span> pour stocker les données reçues : </text:p>
              <text:p text:style-name="P145"><text:s/>Copier</text:p>
              <text:p text:style-name="P146"><text:span text:style-name="Source_20_Text"><text:span text:style-name="T3">struct MessageVPIV {</text:span></text:span></text:p>
              <text:p text:style-name="P147"><text:span text:style-name="Source_20_Text"><text:s text:c="4"/></text:span><text:span text:style-name="Source_20_Text"><text:span text:style-name="T3">char type; <text:s text:c="20"/>// Type de message (I, F, V, E)</text:span></text:span></text:p>
              <text:p text:style-name="P147"><text:span text:style-name="Source_20_Text"><text:s text:c="4"/></text:span><text:span text:style-name="Source_20_Text"><text:span text:style-name="T3">char variable; <text:s text:c="16"/>// Variable (ex: U pour ultrason)</text:span></text:span></text:p>
              <text:p text:style-name="P147"><text:span text:style-name="Source_20_Text"><text:s text:c="4"/></text:span><text:span text:style-name="Source_20_Text"><text:span text:style-name="T3">char properties[MAX_PROPERTIES]; // Propriétés (ex: D, C)</text:span></text:span></text:p>
              <text:p text:style-name="P147"><text:soft-page-break/><text:span text:style-name="Source_20_Text"><text:s text:c="4"/></text:span><text:span text:style-name="Source_20_Text"><text:span text:style-name="T3">char values[MAX_PROPERTIES][MAX_INSTANCES][MAX_VALUE_LEN]; // Valeurs</text:span></text:span></text:p>
              <text:p text:style-name="P147"><text:span text:style-name="Source_20_Text"><text:s text:c="4"/></text:span><text:span text:style-name="Source_20_Text"><text:span text:style-name="T3">uint8_t instances[MAX_INSTANCES]; // Instances concernées</text:span></text:span></text:p>
              <text:p text:style-name="P147"><text:span text:style-name="Source_20_Text"><text:s text:c="4"/></text:span><text:span text:style-name="Source_20_Text"><text:span text:style-name="T3">int nbProperties; <text:s text:c="13"/>// Nombre de propriétés</text:span></text:span></text:p>
              <text:p text:style-name="P147"><text:span text:style-name="Source_20_Text"><text:s text:c="4"/></text:span><text:span text:style-name="Source_20_Text"><text:span text:style-name="T3">int nbInstances; <text:s text:c="14"/>// Nombre d'instances</text:span></text:span></text:p>
              <text:p text:style-name="P147"><text:span text:style-name="Source_20_Text"><text:s text:c="4"/></text:span><text:span text:style-name="Source_20_Text"><text:span text:style-name="T3">bool allInstances; <text:s text:c="12"/>// true si "*" (toutes les instances)</text:span></text:span></text:p>
              <text:p text:style-name="P148"><text:span text:style-name="Source_20_Text"><text:span text:style-name="T3">};</text:span></text:span></text:p>
            </text:list-item>
            <text:list-item>
              <text:p text:style-name="P149"><text:span text:style-name="Strong_20_Emphasis">Fichiers concernés</text:span> : </text:p>
              <text:list>
                <text:list-item>
                  <text:p text:style-name="P149"><text:span text:style-name="Source_20_Text">02_ARDUINO/Communication/communication.h</text:span> </text:p>
                </text:list-item>
                <text:list-item>
                  <text:p text:style-name="P149"><text:span text:style-name="Source_20_Text">02_ARDUINO/Communication/communication.cpp</text:span> </text:p>
                </text:list-item>
              </text:list>
            </text:list-item>
          </text:list>
        </text:list-item>
        <text:list-item>
          <text:p text:style-name="P144"><text:span text:style-name="Strong_20_Emphasis">Gestion des erreurs</text:span> :</text:p>
          <text:list>
            <text:list-item>
              <text:p text:style-name="P149"><text:span text:style-name="Strong_20_Emphasis">Intégration avec </text:span><text:span text:style-name="Strong_20_Emphasis"><text:span text:style-name="Source_20_Text">emergency.h</text:span></text:span> pour centraliser la gestion des erreurs critiques : </text:p>
              <text:list>
                <text:list-item>
                  <text:p text:style-name="P149">Ajout de codes d'urgence pour les <text:span text:style-name="Strong_20_Emphasis">débordements de buffer</text:span> (<text:span text:style-name="Source_20_Text">EMERGENCY_BUFFER_OVERFLOW</text:span>) et les <text:span text:style-name="Strong_20_Emphasis">erreurs de parsing</text:span> (<text:span text:style-name="Source_20_Text">EMERGENCY_PARSING_ERROR</text:span>). </text:p>
                </text:list-item>
                <text:list-item>
                  <text:p text:style-name="P149">Utilisation de <text:span text:style-name="Source_20_Text">handleEmergency()</text:span> pour déclencher des actions correctives (ex: arrêt des moteurs, envoi d'alertes). </text:p>
                </text:list-item>
              </text:list>
            </text:list-item>
            <text:list-item>
              <text:p text:style-name="P149"><text:span text:style-name="Strong_20_Emphasis">Fichiers concernés</text:span> : </text:p>
              <text:list>
                <text:list-item>
                  <text:p text:style-name="P149"><text:span text:style-name="Source_20_Text">02_ARDUINO/Emergency/emergency.h</text:span> </text:p>
                </text:list-item>
                <text:list-item>
                  <text:p text:style-name="P149"><text:span text:style-name="Source_20_Text">02_ARDUINO/Emergency/emergency.cpp</text:span> </text:p>
                </text:list-item>
              </text:list>
            </text:list-item>
          </text:list>
        </text:list-item>
        <text:list-item>
          <text:p text:style-name="P144"><text:span text:style-name="Strong_20_Emphasis">Corrections apportées</text:span> :</text:p>
          <text:list>
            <text:list-item>
              <text:p text:style-name="P149">Remplacement de <text:span text:style-name="Source_20_Text">String</text:span> par <text:span text:style-name="Source_20_Text">char*</text:span> pour optimiser les performances. </text:p>
            </text:list-item>
            <text:list-item>
              <text:p text:style-name="P149">Vérification systématique des retours de <text:span text:style-name="Source_20_Text">sscanf</text:span> pour éviter les lectures partielles. </text:p>
            </text:list-item>
            <text:list-item>
              <text:p text:style-name="P149">Nettoyage des buffers avec <text:span text:style-name="Source_20_Text">memset</text:span> pour éviter les résidus de données. </text:p>
            </text:list-item>
          </text:list>
        </text:list-item>
        <text:list-item>
          <text:p text:style-name="P144"><text:span text:style-name="Strong_20_Emphasis">Exemple d'intégration</text:span> :</text:p>
          <text:list>
            <text:list-item>
              <text:p text:style-name="P144">Dans <text:span text:style-name="Source_20_Text">communication.cpp</text:span>, ajout de vérifications pour les débordements et erreurs de parsing : </text:p>
              <text:p text:style-name="P145"><text:s/>Copier</text:p>
              <text:p text:style-name="P146"><text:span text:style-name="Source_20_Text"><text:span text:style-name="T3">if (idx &gt;= sizeof(receivedChars) - 1) {</text:span></text:span></text:p>
              <text:p text:style-name="P147"><text:span text:style-name="Source_20_Text"><text:s text:c="4"/></text:span><text:span text:style-name="Source_20_Text"><text:span text:style-name="T3">handleEmergency(EMERGENCY_BUFFER_OVERFLOW);</text:span></text:span></text:p>
              <text:p text:style-name="P147"><text:span text:style-name="Source_20_Text"><text:s text:c="4"/></text:span><text:span text:style-name="Source_20_Text"><text:span text:style-name="T3">return;</text:span></text:span></text:p>
              <text:p text:style-name="P147"><text:span text:style-name="Source_20_Text"><text:span text:style-name="T3">}</text:span></text:span></text:p>
              <text:p text:style-name="P147"><text:span text:style-name="Source_20_Text"><text:span text:style-name="T3">if (sscanf(lastMessage.values[p][0], "%d,%d,%d", &amp;r, &amp;g, &amp;b) != 3) {</text:span></text:span></text:p>
              <text:p text:style-name="P147"><text:span text:style-name="Source_20_Text"><text:s text:c="4"/></text:span><text:span text:style-name="Source_20_Text"><text:span text:style-name="T3">handleEmergency(EMERGENCY_PARSING_ERROR);</text:span></text:span></text:p>
              <text:p text:style-name="P147"><text:span text:style-name="Source_20_Text"><text:s text:c="4"/></text:span><text:span text:style-name="Source_20_Text"><text:span text:style-name="T3">sendError("Format couleur invalide", "LED", lastMessage.values[p][0]);</text:span></text:span></text:p>
              <text:p text:style-name="P147"><text:span text:style-name="Source_20_Text"><text:s text:c="4"/></text:span><text:span text:style-name="Source_20_Text"><text:span text:style-name="T3">return;</text:span></text:span></text:p>
              <text:p text:style-name="P148"><text:span text:style-name="Source_20_Text"><text:span text:style-name="T3">}</text:span></text:span></text:p>
            </text:list-item>
          </text:list>
        </text:list-item>
        <text:list-item>
          <text:p text:style-name="P144"><text:soft-page-break/><text:span text:style-name="Strong_20_Emphasis">Évolutions possibles</text:span> :</text:p>
          <text:list>
            <text:list-item>
              <text:p text:style-name="P149">Ajouter un <text:span text:style-name="Strong_20_Emphasis">système de logs</text:span> pour enregistrer les erreurs (ex: buffer circulaire en mémoire). </text:p>
            </text:list-item>
            <text:list-item>
              <text:p text:style-name="P149">Implémenter des <text:span text:style-name="Strong_20_Emphasis">tests unitaires</text:span> pour valider la robustesse du parsing (ex: messages malformés). </text:p>
            </text:list-item>
            <text:list-item>
              <text:p text:style-name="P144">Étendre la gestion des urgences à d'autres modules (ex: capteurs, moteurs). </text:p>
            </text:list-item>
          </text:list>
        </text:list-item>
      </text:list>
      <text:p text:style-name="P63"/>
      <text:h text:style-name="P64" text:outline-level="3"><text:span text:style-name="Strong_20_Emphasis">Liens et références :</text:span></text:h>
      <text:list text:style-name="L72">
        <text:list-item>
          <text:p text:style-name="P150"><text:span text:style-name="Strong_20_Emphasis">Thèmes liés</text:span> : </text:p>
          <text:list>
            <text:list-item>
              <text:p text:style-name="P150">"[Arduino] - Intégration des capteurs ultrason et IR (V1)" (pour la partie matérielle). </text:p>
            </text:list-item>
            <text:list-item>
              <text:p text:style-name="P150">"[Node-RED] - Traitement des messages VPIV (V1)" (pour la partie logicielle côté Node-RED). </text:p>
            </text:list-item>
          </text:list>
        </text:list-item>
        <text:list-item>
          <text:p text:style-name="P150"><text:span text:style-name="Strong_20_Emphasis">Versions des outils</text:span> : </text:p>
          <text:list>
            <text:list-item>
              <text:p text:style-name="P150">IDE Arduino : 2.3.6 </text:p>
            </text:list-item>
            <text:list-item>
              <text:p text:style-name="P151">Bibliothèques : <text:span text:style-name="Source_20_Text">RZlibrairiesPerso</text:span> (version personnalisée), <text:span text:style-name="Source_20_Text">HX711</text:span> (pour les capteurs de force). </text:p>
            </text:list-item>
          </text:list>
        </text:list-item>
      </text:list>
      <text:p text:style-name="P63"/>
      <text:h text:style-name="P64" text:outline-level="3"><text:span text:style-name="Strong_20_Emphasis">Proposition de répartition :</text:span></text:h>
      <text:list text:style-name="L73">
        <text:list-item>
          <text:p text:style-name="P152"><text:span text:style-name="Strong_20_Emphasis">80% [Arduino]</text:span> : Optimisation des communications série, gestion des erreurs, intégration avec le matériel. </text:p>
        </text:list-item>
        <text:list-item>
          <text:p text:style-name="P153"><text:span text:style-name="Strong_20_Emphasis">20% [Node-RED]</text:span> : Format des messages et protocole de communication (mentionné pour contexte). </text:p>
        </text:list-item>
      </text:list>
      <text:p text:style-name="P63"/>
      <text:h text:style-name="P64" text:outline-level="3"><text:span text:style-name="Strong_20_Emphasis">Changelog (V1) :</text:span></text:h>
      <text:list text:style-name="L74">
        <text:list-item>
          <text:p text:style-name="P154"><text:span text:style-name="Strong_20_Emphasis">Ajouts</text:span> : </text:p>
          <text:list>
            <text:list-item>
              <text:p text:style-name="P154">Système de gestion centralisée des erreurs via <text:span text:style-name="Source_20_Text">emergency.h</text:span>. </text:p>
            </text:list-item>
            <text:list-item>
              <text:p text:style-name="P154">Parsing robuste des messages <text:span text:style-name="Source_20_Text">VPIV</text:span> avec vérification des formats. </text:p>
            </text:list-item>
            <text:list-item>
              <text:p text:style-name="P154">Remplacement de <text:span text:style-name="Source_20_Text">String</text:span> par <text:span text:style-name="Source_20_Text">char*</text:span> pour optimiser les performances. </text:p>
            </text:list-item>
          </text:list>
        </text:list-item>
        <text:list-item>
          <text:p text:style-name="P154"><text:span text:style-name="Strong_20_Emphasis">Corrections</text:span> : </text:p>
          <text:list>
            <text:list-item>
              <text:p text:style-name="P154">Gestion des débordements de buffer dans <text:span text:style-name="Source_20_Text">recvSeWithStartEndMarkers()</text:span>. </text:p>
            </text:list-item>
            <text:list-item>
              <text:p text:style-name="P155">Vérification des retours de <text:span text:style-name="Source_20_Text">sscanf</text:span> pour les lectures de données. </text:p>
            </text:list-item>
          </text:list>
        </text:list-item>
      </text:list>
      <text:p text:style-name="P63"/>
      <text:h text:style-name="P64" text:outline-level="3"><text:span text:style-name="Strong_20_Emphasis">Format de sortie suggéré pour intégration :</text:span></text:h>
      <text:p text:style-name="P156"><text:s/>Copier</text:p>
      <text:p text:style-name="P157"><text:span text:style-name="Source_20_Text"><text:span text:style-name="T3"># [Arduino] - Optimisation des communications série et gestion centralisée des erreurs pour le robot Z (V1)</text:span></text:span></text:p>
      <text:p text:style-name="P158"/>
      <text:p text:style-name="P158"><text:span text:style-name="Source_20_Text"><text:span text:style-name="T3">## Contexte</text:span></text:span></text:p>
      <text:p text:style-name="P158"><text:span text:style-name="Source_20_Text"><text:span text:style-name="T3">Ce document décrit les optimisations apportées aux **communications série** entre Arduino et Node-RED pour le projet de robot Z, ainsi que la **gestion centralisée des erreurs** (débordements, parsing) via le module `emergency.h`.</text:span></text:span></text:p>
      <text:p text:style-name="P158"><text:soft-page-break/></text:p>
      <text:p text:style-name="P158"><text:span text:style-name="Source_20_Text"><text:span text:style-name="T3">## Partie générale</text:span></text:span></text:p>
      <text:p text:style-name="P158"><text:span text:style-name="Source_20_Text"><text:span text:style-name="T3">### Concepts clés</text:span></text:span></text:p>
      <text:p text:style-name="P158"><text:span text:style-name="Source_20_Text"><text:span text:style-name="T3">- **Protocole VPIV** : Format structuré pour échanger des données (ex: `$V:US:U,3,D,45#`).</text:span></text:span></text:p>
      <text:p text:style-name="P158"><text:span text:style-name="Source_20_Text"><text:span text:style-name="T3">- **Gestion des erreurs** : Détection des débordements et erreurs de format via `sscanf` et `emergency.h`.</text:span></text:span></text:p>
      <text:p text:style-name="P158"><text:span text:style-name="Source_20_Text"><text:span text:style-name="T3">- **Outils** : Arduino Mega, IDE Arduino 2.3.6, bibliothèques personnalisées.</text:span></text:span></text:p>
      <text:p text:style-name="P158"/>
      <text:p text:style-name="P158"><text:span text:style-name="Source_20_Text"><text:span text:style-name="T3">### Technologies</text:span></text:span></text:p>
      <text:p text:style-name="P158"><text:span text:style-name="Source_20_Text"><text:span text:style-name="T3">- **Matériel** : Capteurs ultrason/IR, Arduino Mega.</text:span></text:span></text:p>
      <text:p text:style-name="P158"><text:span text:style-name="Source_20_Text"><text:span text:style-name="T3">- **Logiciel** : Communication série, parsing avec `string.h`.</text:span></text:span></text:p>
      <text:p text:style-name="P158"/>
      <text:p text:style-name="P158"><text:span text:style-name="Source_20_Text"><text:span text:style-name="T3">## Partie spécifique au projet</text:span></text:span></text:p>
      <text:p text:style-name="P158"><text:span text:style-name="Source_20_Text"><text:span text:style-name="T3">### Structure des messages</text:span></text:span></text:p>
      <text:p text:style-name="P158"><text:span text:style-name="Source_20_Text"><text:span text:style-name="T3">- Définition de `MessageVPIV` dans `communication.h` pour stocker les données.</text:span></text:span></text:p>
      <text:p text:style-name="P158"><text:span text:style-name="Source_20_Text"><text:span text:style-name="T3">- Exemple de message : Type (`V`), Variable (`U`), Instances (`3`), Propriété (`D`), Valeur (`45`).</text:span></text:span></text:p>
      <text:p text:style-name="P158"/>
      <text:p text:style-name="P158"><text:span text:style-name="Source_20_Text"><text:span text:style-name="T3">### Gestion des erreurs</text:span></text:span></text:p>
      <text:p text:style-name="P158"><text:span text:style-name="Source_20_Text"><text:span text:style-name="T3">- **Codes d'urgence** :</text:span></text:span></text:p>
      <text:p text:style-name="P158"><text:span text:style-name="Source_20_Text"><text:s text:c="2"/></text:span><text:span text:style-name="Source_20_Text"><text:span text:style-name="T3">- `EMERGENCY_BUFFER_OVERFLOW` (débordement de buffer).</text:span></text:span></text:p>
      <text:p text:style-name="P158"><text:span text:style-name="Source_20_Text"><text:s text:c="2"/></text:span><text:span text:style-name="Source_20_Text"><text:span text:style-name="T3">- `EMERGENCY_PARSING_ERROR` (erreur de parsing).</text:span></text:span></text:p>
      <text:p text:style-name="P158"><text:span text:style-name="Source_20_Text"><text:span text:style-name="T3">- **Intégration avec `emergency.h`** :</text:span></text:span></text:p>
      <text:p text:style-name="P158"><text:span text:style-name="Source_20_Text"><text:s text:c="2"/></text:span><text:span text:style-name="Source_20_Text"><text:span text:style-name="T3">- Appel à `handleEmergency()` en cas d'erreur critique.</text:span></text:span></text:p>
      <text:p text:style-name="P158"><text:span text:style-name="Source_20_Text"><text:s text:c="2"/></text:span><text:span text:style-name="Source_20_Text"><text:span text:style-name="T3">- Envoi d'alertes via `sendError()`.</text:span></text:span></text:p>
      <text:p text:style-name="P158"/>
      <text:p text:style-name="P158"><text:span text:style-name="Source_20_Text"><text:span text:style-name="T3">### Corrections apportées</text:span></text:span></text:p>
      <text:p text:style-name="P158"><text:span text:style-name="Source_20_Text"><text:span text:style-name="T3">1. Remplacement de `String` par `char*` pour les performances.</text:span></text:span></text:p>
      <text:p text:style-name="P158"><text:span text:style-name="Source_20_Text"><text:span text:style-name="T3">2. Vérification des retours de `sscanf` :</text:span></text:span></text:p>
      <text:p text:style-name="P158"><text:span text:style-name="Source_20_Text"><text:s text:c="3"/></text:span><text:span text:style-name="Source_20_Text"><text:span text:style-name="T3">```cpp</text:span></text:span></text:p>
      <text:p text:style-name="P158"><text:span text:style-name="Source_20_Text"><text:s text:c="3"/></text:span><text:span text:style-name="Source_20_Text"><text:span text:style-name="T3">if (sscanf(lastMessage.values[p][0], "%d,%d,%d", &amp;r, &amp;g, &amp;b) != 3) {</text:span></text:span></text:p>
      <text:p text:style-name="P158"><text:soft-page-break/><text:span text:style-name="Source_20_Text"><text:s text:c="7"/></text:span><text:span text:style-name="Source_20_Text"><text:span text:style-name="T3">handleEmergency(EMERGENCY_PARSING_ERROR);</text:span></text:span></text:p>
      <text:p text:style-name="P159"><text:span text:style-name="Source_20_Text"><text:s text:c="3"/></text:span><text:span text:style-name="Source_20_Text"><text:span text:style-name="T3">}</text:span></text:span></text:p>
      <text:list text:style-name="L75">
        <text:list-item>
          <text:p text:style-name="P160">Nettoyage des buffers avec <text:span text:style-name="Source_20_Text">memset</text:span>. </text:p>
        </text:list-item>
      </text:list>
      <text:h text:style-name="P64" text:outline-level="3">Fichiers concernés</text:h>
      <text:p text:style-name="P161">Fichier</text:p>
      <text:p text:style-name="P162">Rôle</text:p>
      <text:p text:style-name="P162"><text:span text:style-name="Source_20_Text">02_ARDUINO/Communication/communication.h</text:span></text:p>
      <text:p text:style-name="P162">Définition de <text:span text:style-name="Source_20_Text">MessageVPIV</text:span>.</text:p>
      <text:p text:style-name="P162"><text:span text:style-name="Source_20_Text">02_ARDUINO/Communication/communication.cpp</text:span></text:p>
      <text:p text:style-name="P162">Parsing et gestion des erreurs.</text:p>
      <text:p text:style-name="P162"><text:span text:style-name="Source_20_Text">02_ARDUINO/Emergency/emergency.h</text:span></text:p>
      <text:p text:style-name="P162">Codes d'urgence et prototypes.</text:p>
      <text:p text:style-name="P162"><text:span text:style-name="Source_20_Text">02_ARDUINO/Emergency/emergency.cpp</text:span></text:p>
      <text:p text:style-name="P56">Implémentation des urgences.</text:p>
      <text:h text:style-name="P163" text:outline-level="2">Évolutions possibles</text:h>
      <text:list text:style-name="L76">
        <text:list-item>
          <text:p text:style-name="P164">Ajouter un système de logs pour les erreurs. </text:p>
        </text:list-item>
        <text:list-item>
          <text:p text:style-name="P164">Étendre les tests unitaires pour valider le parsing. </text:p>
        </text:list-item>
        <text:list-item>
          <text:p text:style-name="P165">Intégrer d'autres modules (capteurs, moteurs) dans <text:span text:style-name="Source_20_Text">emergency.h</text:span>. </text:p>
        </text:list-item>
      </text:list>
      <text:h text:style-name="P163" text:outline-level="2">Liens et références</text:h>
      <text:list text:style-name="L77">
        <text:list-item>
          <text:p text:style-name="P166"><text:span text:style-name="Strong_20_Emphasis">[Arduino] - Intégration des capteurs ultrason et IR (V1)</text:span> </text:p>
        </text:list-item>
        <text:list-item>
          <text:p text:style-name="P167"><text:span text:style-name="Strong_20_Emphasis">[Node-RED] - Traitement des messages VPIV (V1)</text:span> </text:p>
        </text:list-item>
      </text:list>
      <text:h text:style-name="P163" text:outline-level="2">Changelog (V1)</text:h>
      <text:list text:style-name="L78">
        <text:list-item>
          <text:p text:style-name="P168">Ajout de la gestion centralisée des erreurs. </text:p>
        </text:list-item>
        <text:list-item>
          <text:p text:style-name="P168">Optimisation du parsing avec <text:span text:style-name="Source_20_Text">sscanf</text:span>. </text:p>
        </text:list-item>
        <text:list-item>
          <text:p text:style-name="P169">Remplacement de <text:span text:style-name="Source_20_Text">String</text:span> par <text:span text:style-name="Source_20_Text">char*</text:span>.</text:p>
        </text:list-item>
      </text:list>
      <text:p text:style-name="P94"/>
      <text:h text:style-name="P33" text:outline-level="1">Copie d’un fichier sur SSH ds smartphone vers PC</text:h>
      <text:h text:style-name="P170" text:outline-level="2">1. Avec <text:span text:style-name="Source_20_Text">scp</text:span> (simple et direct)</text:h>
      <text:h text:style-name="P64" text:outline-level="3">Depuis le smartphone vers le PC :</text:h>
      <text:p text:style-name="P56">Si ton smartphone a un serveur SSH (par exemple via <text:span text:style-name="Strong_20_Emphasis">Termux</text:span> + <text:span text:style-name="Source_20_Text">openssh</text:span> installé) :</text:p>
      <text:p text:style-name="P171">scp user@IP_SMARTPHONE:/chemin/du/fichier /chemin/de/destination/sur_PC<text:line-break/><text:line-break/><text:span text:style-name="T4">ds le cas de mon fichier global.json sur xiaomi : <text:line-break/>____________</text:span></text:p>
      <text:p text:style-name="P172">scp u0_a234@192.168.1.13: /data/data/com.termux/files/home/node_red_data/context/global/global.json <text:a xlink:type="simple" xlink:href="file:///C:/Users/Vincent.VINCENTPHACER/Documents/AARZOK/" text:style-name="Internet_20_link" text:visited-style-name="Visited_20_Internet_20_Link">C:/Users/Vincent.VINCENTPHACER/Documents/AARZOK/</text:a><text:line-break/>__________</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chapter">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Lucida Sans1" style:font-family-complex="'Lucida 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chapter">
      <style:paragraph-properties fo:margin-top="0.106cm" fo:margin-bottom="0.106cm" style:contextual-spacing="false"/>
      <style:text-properties style:font-name="Liberation Serif" fo:font-family="'Liberation Serif'" style:font-family-generic="roman" style:font-pitch="variable" fo:font-size="7pt" fo:font-weight="bold" style:font-name-asian="NSimSun1" style:font-family-asian="NSimSun" style:font-family-generic-asian="system" style:font-pitch-asian="variable" style:font-size-asian="7pt" style:font-weight-asian="bold" style:font-name-complex="Lucida Sans1" style:font-family-complex="'Lucida Sans'" style:font-family-generic-complex="system" style:font-pitch-complex="variable" style:font-size-complex="7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rame" style:family="graphic">
      <style:graphic-properties text:anchor-type="as-char" svg:y="0cm" style:wrap="none" style:vertical-pos="middle" style:vertical-rel="line"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028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8-30T17:33:59.098063200</meta:creation-date>
    <dc:date>2025-09-01T18:19:24.943740500</dc:date>
    <meta:editing-duration>P1DT13H52M41S</meta:editing-duration>
    <meta:editing-cycles>7</meta:editing-cycles>
    <meta:generator>LibreOffice/25.2.5.2$Windows_X86_64 LibreOffice_project/03d19516eb2e1dd5d4ccd751a0d6f35f35e08022</meta:generator>
    <meta:document-statistic meta:table-count="2" meta:image-count="0" meta:object-count="1" meta:page-count="33" meta:paragraph-count="643" meta:word-count="6649" meta:character-count="44108" meta:non-whitespace-character-count="38185"/>
  </office:meta>
</office:document-meta>
</file>